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inherit" svg:font-family="inherit" style:font-family-generic="roman" svg:panose-1="0 0 0 0 0 0 0 0 0 0"/>
    <style:font-face style:name="Segoe UI" svg:font-family="Segoe UI" style:font-family-generic="swiss" style:font-pitch="variable" svg:panose-1="2 11 5 2 4 2 4 2 2 3"/>
    <style:font-face style:name="var(--ff-mono)" svg:font-family="var(--ff-mono)" style:font-family-generic="roman"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Heading1" style:family="paragraph">
      <style:paragraph-properties style:vertical-align="baseline" fo:margin-top="0in" fo:margin-bottom="0in" fo:background-color="#FFFFFF"/>
    </style:style>
    <style:style style:name="T3" style:parent-style-name="Hyperlink" style:family="text">
      <style:text-properties style:font-name="inherit" style:font-name-complex="Segoe UI" fo:font-weight="normal" style:font-weight-asian="normal" style:font-weight-complex="normal"/>
    </style:style>
    <style:style style:name="P4" style:parent-style-name="Normal" style:family="paragraph">
      <style:paragraph-properties style:vertical-align="baseline" fo:background-color="#FFFFFF"/>
    </style:style>
    <style:style style:name="T5" style:parent-style-name="Hyperlink" style:family="text">
      <style:text-properties style:font-name="inherit" style:font-name-complex="Segoe UI" fo:color="#FFFFFF" fo:font-size="10pt" style:font-size-asian="10pt" style:font-size-complex="10pt"/>
    </style:style>
    <style:style style:name="P6" style:parent-style-name="Normal" style:family="paragraph">
      <style:paragraph-properties style:vertical-align="baseline" fo:background-color="#FFFFFF"/>
    </style:style>
    <style:style style:name="T7" style:parent-style-name="fc-light" style:family="text">
      <style:text-properties style:font-name="inherit" style:font-name-complex="Segoe UI" fo:color="#242729" fo:font-size="10pt" style:font-size-asian="10pt" style:font-size-complex="10pt"/>
    </style:style>
    <style:style style:name="T8" style:parent-style-name="DefaultParagraphFont" style:family="text">
      <style:text-properties style:font-name="inherit" style:font-name-complex="Segoe UI" fo:color="#242729" fo:font-size="10pt" style:font-size-asian="10pt" style:font-size-complex="10pt"/>
    </style:style>
    <style:style style:name="P9" style:parent-style-name="Normal" style:family="paragraph">
      <style:paragraph-properties style:vertical-align="baseline" fo:background-color="#FFFFFF"/>
    </style:style>
    <style:style style:name="T10" style:parent-style-name="fc-light" style:family="text">
      <style:text-properties style:font-name="inherit" style:font-name-complex="Segoe UI" fo:color="#242729" fo:font-size="10pt" style:font-size-asian="10pt" style:font-size-complex="10pt"/>
    </style:style>
    <style:style style:name="T11" style:parent-style-name="DefaultParagraphFont" style:family="text">
      <style:text-properties style:font-name="inherit" style:font-name-complex="Segoe UI" fo:color="#242729" fo:font-size="10pt" style:font-size-asian="10pt" style:font-size-complex="10pt"/>
    </style:style>
    <style:style style:name="T12" style:parent-style-name="Hyperlink" style:family="text">
      <style:text-properties style:font-name="inherit" style:font-name-complex="Segoe UI" fo:font-size="10pt" style:font-size-asian="10pt" style:font-size-complex="10pt"/>
    </style:style>
    <style:style style:name="P13" style:parent-style-name="Normal" style:family="paragraph">
      <style:paragraph-properties style:vertical-align="baseline" fo:background-color="#FFFFFF"/>
    </style:style>
    <style:style style:name="T14" style:parent-style-name="fc-light" style:family="text">
      <style:text-properties style:font-name="inherit" style:font-name-complex="Segoe UI" fo:color="#242729" fo:font-size="10pt" style:font-size-asian="10pt" style:font-size-complex="10pt"/>
    </style:style>
    <style:style style:name="T15" style:parent-style-name="DefaultParagraphFont" style:family="text">
      <style:text-properties style:font-name="inherit" style:font-name-complex="Segoe UI" fo:color="#242729" fo:font-size="10pt" style:font-size-asian="10pt" style:font-size-complex="10pt"/>
    </style:style>
    <style:style style:name="P16" style:parent-style-name="Normal" style:family="paragraph">
      <style:paragraph-properties style:vertical-align="baseline" fo:background-color="#FFFFFF"/>
      <style:text-properties style:font-name="inherit" style:font-name-complex="Segoe UI" fo:color="#242729" fo:font-size="10pt" style:font-size-asian="10pt" style:font-size-complex="10pt"/>
    </style:style>
    <style:style style:name="P17" style:parent-style-name="Normal" style:family="paragraph">
      <style:paragraph-properties style:vertical-align="baseline" fo:background-color="#FFFFFF"/>
      <style:text-properties style:font-name="inherit" style:font-name-complex="Segoe UI" fo:color="#242729" fo:font-size="10pt" style:font-size-asian="10pt" style:font-size-complex="10pt"/>
    </style:style>
    <style:style style:name="P18" style:parent-style-name="NormalWeb" style:family="paragraph">
      <style:paragraph-properties style:vertical-align="baseline" fo:margin-top="0in" fo:margin-bottom="0in" fo:background-color="#FFFFFF"/>
    </style:style>
    <style:style style:name="T19" style:parent-style-name="DefaultParagraphFont" style:family="text">
      <style:text-properties style:font-name="inherit" style:font-name-complex="Segoe UI" fo:color="#242729" fo:font-size="11.5pt" style:font-size-asian="11.5pt" style:font-size-complex="11.5pt"/>
    </style:style>
    <style:style style:name="T20" style:parent-style-name="HTMLCode" style:family="text">
      <style:text-properties style:font-name="var(--ff-mono)" fo:color="#242729"/>
    </style:style>
    <style:style style:name="T21" style:parent-style-name="DefaultParagraphFont" style:family="text">
      <style:text-properties style:font-name="inherit" style:font-name-complex="Segoe UI" fo:color="#242729" fo:font-size="11.5pt" style:font-size-asian="11.5pt" style:font-size-complex="11.5pt"/>
    </style:style>
    <style:style style:name="P22" style:parent-style-name="NormalWeb" style:family="paragraph">
      <style:paragraph-properties style:vertical-align="baseline" fo:margin-top="0in" fo:background-color="#FFFFFF"/>
      <style:text-properties style:font-name="inherit" style:font-name-complex="Segoe UI" fo:color="#242729" fo:font-size="11.5pt" style:font-size-asian="11.5pt" style:font-size-complex="11.5pt"/>
    </style:style>
    <style:style style:name="P23" style:parent-style-name="NormalWeb" style:family="paragraph">
      <style:paragraph-properties style:vertical-align="baseline" fo:margin-top="0in" fo:background-color="#FFFFFF"/>
      <style:text-properties style:font-name="inherit" style:font-name-complex="Segoe UI" fo:color="#242729" fo:font-size="11.5pt" style:font-size-asian="11.5pt" style:font-size-complex="11.5pt"/>
    </style:style>
    <style:style style:name="P24" style:parent-style-name="NormalWeb" style:family="paragraph">
      <style:paragraph-properties style:vertical-align="baseline" fo:margin-top="0in" fo:background-color="#FFFFFF"/>
      <style:text-properties style:font-name="inherit" style:font-name-complex="Segoe UI" fo:color="#242729" fo:font-size="11.5pt" style:font-size-asian="11.5pt" style:font-size-complex="11.5pt"/>
    </style:style>
    <style:style style:name="P25" style:parent-style-name="NormalWeb" style:family="paragraph">
      <style:paragraph-properties style:vertical-align="baseline" fo:margin-top="0in" fo:margin-bottom="0in" fo:background-color="#FFFFFF"/>
      <style:text-properties style:font-name="inherit" style:font-name-complex="Segoe UI" fo:color="#242729" fo:font-size="11.5pt" style:font-size-asian="11.5pt" style:font-size-complex="11.5pt"/>
    </style:style>
    <style:style style:name="P26" style:parent-style-name="Normal" style:family="paragraph">
      <style:paragraph-properties style:vertical-align="baseline" fo:background-color="#FFFFFF"/>
    </style:style>
    <style:style style:name="T27" style:parent-style-name="Hyperlink" style:family="text">
      <style:text-properties style:font-name="inherit" style:font-name-complex="Segoe UI" fo:font-size="9pt" style:font-size-asian="9pt" style:font-size-complex="9pt"/>
    </style:style>
    <style:style style:name="T28" style:parent-style-name="Hyperlink" style:family="text">
      <style:text-properties style:font-name="inherit" style:font-name-complex="Segoe UI" fo:font-size="9pt" style:font-size-asian="9pt" style:font-size-complex="9pt"/>
    </style:style>
    <style:style style:name="T29" style:parent-style-name="Hyperlink" style:family="text">
      <style:text-properties style:font-name="inherit" style:font-name-complex="Segoe UI" fo:font-size="9pt" style:font-size-asian="9pt" style:font-size-complex="9pt"/>
    </style:style>
    <style:style style:name="T30" style:parent-style-name="Hyperlink" style:family="text">
      <style:text-properties style:font-name="inherit" style:font-name-complex="Segoe UI" fo:font-size="9pt" style:font-size-asian="9pt" style:font-size-complex="9pt"/>
    </style:style>
    <style:style style:name="P31" style:parent-style-name="Normal" style:family="paragraph">
      <style:paragraph-properties style:vertical-align="baseline" fo:background-color="#FFFFFF"/>
    </style:style>
    <style:style style:name="T32" style:parent-style-name="Hyperlink" style:family="text">
      <style:text-properties style:font-name="inherit" style:font-name-complex="Segoe UI" fo:font-size="10pt" style:font-size-asian="10pt" style:font-size-complex="10pt"/>
    </style:style>
    <style:style style:name="P33" style:parent-style-name="Normal" style:family="paragraph">
      <style:paragraph-properties style:vertical-align="baseline" fo:background-color="#FFFFFF"/>
    </style:style>
    <style:style style:name="T34" style:parent-style-name="Hyperlink" style:family="text">
      <style:text-properties style:font-name="inherit" style:font-name-complex="Segoe UI" fo:font-size="10pt" style:font-size-asian="10pt" style:font-size-complex="10pt"/>
    </style:style>
    <style:style style:name="P35" style:parent-style-name="Normal" style:family="paragraph">
      <style:paragraph-properties style:vertical-align="baseline" fo:background-color="#FFFFFF"/>
      <style:text-properties style:font-name="inherit" style:font-name-complex="Segoe UI" fo:color="#242729" fo:font-size="10pt" style:font-size-asian="10pt" style:font-size-complex="10pt"/>
    </style:style>
    <style:style style:name="P36" style:parent-style-name="Normal" style:family="paragraph">
      <style:paragraph-properties style:vertical-align="baseline" fo:background-color="#FFFFFF"/>
    </style:style>
    <style:style style:name="T37" style:parent-style-name="Hyperlink" style:family="text">
      <style:text-properties style:font-name="inherit" style:font-name-complex="Segoe UI" fo:font-size="9pt" style:font-size-asian="9pt" style:font-size-complex="9pt"/>
    </style:style>
    <style:style style:name="T38" style:parent-style-name="relativetime" style:family="text">
      <style:text-properties style:font-name="inherit" style:font-name-complex="Segoe UI" fo:color="#0000FF" fo:font-size="9pt" style:font-size-asian="9pt" style:font-size-complex="9pt"/>
    </style:style>
    <style:style style:name="P39" style:parent-style-name="Normal" style:family="paragraph">
      <style:paragraph-properties style:vertical-align="baseline" style:line-height-at-least="0.177in" fo:background-color="#FFFFFF"/>
      <style:text-properties style:font-name="inherit" style:font-name-complex="Segoe UI" fo:color="#242729" fo:font-size="10pt" style:font-size-asian="10pt" style:font-size-complex="10pt"/>
    </style:style>
    <style:style style:name="P40" style:parent-style-name="Normal" style:family="paragraph">
      <style:paragraph-properties style:vertical-align="baseline" fo:line-height="100%" fo:background-color="#FFFFFF"/>
    </style:style>
    <style:style style:name="T41" style:parent-style-name="DefaultParagraphFont" style:family="text">
      <style:text-properties style:font-name="inherit" style:font-name-complex="Segoe UI" fo:color="#242729" fo:font-size="9pt" style:font-size-asian="9pt" style:font-size-complex="9pt"/>
    </style:style>
    <style:style style:name="T42" style:parent-style-name="relativetime" style:family="text">
      <style:text-properties style:font-name="inherit" style:font-name-complex="Segoe UI" fo:color="#242729" fo:font-size="9pt" style:font-size-asian="9pt" style:font-size-complex="9pt"/>
    </style:style>
    <style:style style:name="P43" style:parent-style-name="Normal" style:family="paragraph">
      <style:paragraph-properties style:vertical-align="baseline" fo:background-color="#FFFFFF"/>
    </style:style>
    <style:style style:name="P44" style:parent-style-name="Normal" style:family="paragraph">
      <style:paragraph-properties style:vertical-align="baseline" fo:background-color="#FFFFFF"/>
    </style:style>
    <style:style style:name="T45" style:parent-style-name="DefaultParagraphFont" style:family="text">
      <style:text-properties style:font-name="inherit" style:font-name-complex="Segoe UI" fo:color="#0000FF" fo:font-size="10pt" style:font-size-asian="10pt" style:font-size-complex="10pt"/>
    </style:style>
    <style:style style:name="P46" style:parent-style-name="Normal" style:family="paragraph">
      <style:paragraph-properties style:vertical-align="baseline" fo:background-color="#FFFFFF"/>
    </style:style>
    <style:style style:name="P47" style:parent-style-name="Normal" style:family="paragraph">
      <style:paragraph-properties style:vertical-align="baseline" style:line-height-at-least="0.177in" fo:background-color="#FFFFFF"/>
    </style:style>
    <style:style style:name="T48" style:parent-style-name="Hyperlink" style:family="text">
      <style:text-properties style:font-name="inherit" style:font-name-complex="Segoe UI" fo:font-size="10pt" style:font-size-asian="10pt" style:font-size-complex="10pt"/>
    </style:style>
    <style:style style:name="P49" style:parent-style-name="Normal" style:family="paragraph">
      <style:paragraph-properties style:vertical-align="baseline" style:line-height-at-least="0.177in" fo:background-color="#FFFFFF"/>
    </style:style>
    <style:style style:name="T50" style:parent-style-name="reputation-score" style:family="text">
      <style:text-properties style:font-name="inherit" style:font-name-complex="Segoe UI" fo:font-weight="bold" style:font-weight-asian="bold" style:font-weight-complex="bold" fo:color="#242729" fo:font-size="9pt" style:font-size-asian="9pt" style:font-size-complex="9pt"/>
    </style:style>
    <style:style style:name="T51" style:parent-style-name="badgecount" style:family="text">
      <style:text-properties style:font-name="inherit" style:font-name-complex="Segoe UI" fo:color="#242729" fo:font-size="9pt" style:font-size-asian="9pt" style:font-size-complex="9pt"/>
    </style:style>
    <style:style style:name="T52" style:parent-style-name="v-visible-sr" style:family="text">
      <style:text-properties style:font-name="inherit" style:font-name-complex="Segoe UI" fo:color="#242729" fo:font-size="10pt" style:font-size-asian="10pt" style:font-size-complex="10pt"/>
    </style:style>
    <style:style style:name="T53" style:parent-style-name="badgecount" style:family="text">
      <style:text-properties style:font-name="inherit" style:font-name-complex="Segoe UI" fo:color="#242729" fo:font-size="9pt" style:font-size-asian="9pt" style:font-size-complex="9pt"/>
    </style:style>
    <style:style style:name="T54" style:parent-style-name="v-visible-sr" style:family="text">
      <style:text-properties style:font-name="inherit" style:font-name-complex="Segoe UI" fo:color="#242729" fo:font-size="10pt" style:font-size-asian="10pt" style:font-size-complex="10pt"/>
    </style:style>
    <style:style style:name="T55" style:parent-style-name="badgecount" style:family="text">
      <style:text-properties style:font-name="inherit" style:font-name-complex="Segoe UI" fo:color="#242729" fo:font-size="9pt" style:font-size-asian="9pt" style:font-size-complex="9pt"/>
    </style:style>
    <style:style style:name="T56" style:parent-style-name="v-visible-sr" style:family="text">
      <style:text-properties style:font-name="inherit" style:font-name-complex="Segoe UI" fo:color="#242729" fo:font-size="10pt" style:font-size-asian="10pt" style:font-size-complex="10pt"/>
    </style:style>
    <style:style style:name="P57" style:parent-style-name="comment" style:family="paragraph">
      <style:paragraph-properties style:vertical-align="baseline" fo:margin-top="0in" fo:margin-bottom="0in" fo:background-color="#FFFFFF"/>
    </style:style>
    <style:style style:name="T58" style:parent-style-name="warm" style:family="text">
      <style:text-properties style:font-name="inherit" style:font-name-complex="Segoe UI" fo:color="#242729" fo:font-size="10pt" style:font-size-asian="10pt" style:font-size-complex="10pt"/>
    </style:style>
    <style:style style:name="P59" style:parent-style-name="comment" style:family="paragraph">
      <style:paragraph-properties style:vertical-align="baseline" fo:margin-top="0in" fo:margin-bottom="0in" fo:margin-left="0.5in" fo:background-color="#FFFFFF">
        <style:tab-stops/>
      </style:paragraph-properties>
    </style:style>
    <style:style style:name="T60" style:parent-style-name="comment-copy" style:family="text">
      <style:text-properties style:font-name="inherit" style:font-name-complex="Segoe UI" fo:color="#242729" fo:font-size="10pt" style:font-size-asian="10pt" style:font-size-complex="10pt"/>
    </style:style>
    <style:style style:name="T61" style:parent-style-name="Hyperlink" style:family="text">
      <style:text-properties style:font-name="inherit" style:font-name-complex="Segoe UI" fo:font-size="10pt" style:font-size-asian="10pt" style:font-size-complex="10pt"/>
    </style:style>
    <style:style style:name="T62" style:parent-style-name="comment-copy" style:family="text">
      <style:text-properties style:font-name="inherit" style:font-name-complex="Segoe UI" fo:color="#242729" fo:font-size="10pt" style:font-size-asian="10pt" style:font-size-complex="10pt"/>
    </style:style>
    <style:style style:name="T63" style:parent-style-name="Hyperlink" style:family="text">
      <style:text-properties style:font-name="inherit" style:font-name-complex="Segoe UI" fo:font-size="10pt" style:font-size-asian="10pt" style:font-size-complex="10pt"/>
    </style:style>
    <style:style style:name="T64" style:parent-style-name="DefaultParagraphFont" style:family="text">
      <style:text-properties style:font-name="inherit" style:font-name-complex="Segoe UI" fo:color="#242729" fo:font-size="10pt" style:font-size-asian="10pt" style:font-size-complex="10pt"/>
    </style:style>
    <style:style style:name="T65" style:parent-style-name="Hyperlink" style:family="text">
      <style:text-properties style:font-name="inherit" style:font-name-complex="Segoe UI" fo:font-size="10pt" style:font-size-asian="10pt" style:font-size-complex="10pt"/>
    </style:style>
    <style:style style:name="T66" style:parent-style-name="DefaultParagraphFont" style:family="text">
      <style:text-properties style:font-name="inherit" style:font-name-complex="Segoe UI" fo:color="#242729" fo:font-size="10pt" style:font-size-asian="10pt" style:font-size-complex="10pt"/>
    </style:style>
    <style:style style:name="T67" style:parent-style-name="relativetime-clean" style:family="text">
      <style:text-properties style:font-name="inherit" style:font-name-complex="Segoe UI" fo:color="#0000FF" fo:font-size="10pt" style:font-size-asian="10pt" style:font-size-complex="10pt"/>
    </style:style>
    <style:style style:name="P68" style:parent-style-name="comment" style:family="paragraph">
      <style:paragraph-properties style:vertical-align="baseline" fo:margin-top="0in" fo:margin-bottom="0in" fo:background-color="#FFFFFF"/>
    </style:style>
    <style:style style:name="T69" style:parent-style-name="comment-copy" style:family="text">
      <style:text-properties style:font-name="inherit" style:font-name-complex="Segoe UI" fo:color="#242729" fo:font-size="10pt" style:font-size-asian="10pt" style:font-size-complex="10pt"/>
    </style:style>
    <style:style style:name="T70" style:parent-style-name="DefaultParagraphFont" style:family="text">
      <style:text-properties style:font-name="inherit" style:font-name-complex="Segoe UI" fo:color="#242729" fo:font-size="10pt" style:font-size-asian="10pt" style:font-size-complex="10pt"/>
    </style:style>
    <style:style style:name="T71" style:parent-style-name="Hyperlink" style:family="text">
      <style:text-properties style:font-name="inherit" style:font-name-complex="Segoe UI" fo:font-size="10pt" style:font-size-asian="10pt" style:font-size-complex="10pt"/>
    </style:style>
    <style:style style:name="T72" style:parent-style-name="DefaultParagraphFont" style:family="text">
      <style:text-properties style:font-name="inherit" style:font-name-complex="Segoe UI" fo:color="#242729" fo:font-size="10pt" style:font-size-asian="10pt" style:font-size-complex="10pt"/>
    </style:style>
    <style:style style:name="T73" style:parent-style-name="relativetime-clean" style:family="text">
      <style:text-properties style:font-name="inherit" style:font-name-complex="Segoe UI" fo:color="#0000FF" fo:font-size="10pt" style:font-size-asian="10pt" style:font-size-complex="10pt"/>
    </style:style>
    <style:style style:name="P74" style:parent-style-name="comment" style:family="paragraph">
      <style:paragraph-properties style:vertical-align="baseline" fo:margin-top="0in" fo:margin-bottom="0in" fo:background-color="#FFFFFF"/>
    </style:style>
    <style:style style:name="T75" style:parent-style-name="hot" style:family="text">
      <style:text-properties style:font-name="inherit" style:font-name-complex="Segoe UI" fo:color="#242729" fo:font-size="10pt" style:font-size-asian="10pt" style:font-size-complex="10pt"/>
    </style:style>
    <style:style style:name="P76" style:parent-style-name="comment" style:family="paragraph">
      <style:paragraph-properties style:vertical-align="baseline" fo:margin-top="0in" fo:margin-bottom="0in" fo:margin-left="0.5in" fo:background-color="#FFFFFF">
        <style:tab-stops/>
      </style:paragraph-properties>
    </style:style>
    <style:style style:name="T77" style:parent-style-name="comment-copy" style:family="text">
      <style:text-properties style:font-name="inherit" style:font-name-complex="Segoe UI" fo:color="#242729" fo:font-size="10pt" style:font-size-asian="10pt" style:font-size-complex="10pt"/>
    </style:style>
    <style:style style:name="T78" style:parent-style-name="DefaultParagraphFont" style:family="text">
      <style:text-properties style:font-name="inherit" style:font-name-complex="Segoe UI" fo:color="#242729" fo:font-size="10pt" style:font-size-asian="10pt" style:font-size-complex="10pt"/>
    </style:style>
    <style:style style:name="T79" style:parent-style-name="Hyperlink" style:family="text">
      <style:text-properties style:font-name="inherit" style:font-name-complex="Segoe UI" fo:font-size="10pt" style:font-size-asian="10pt" style:font-size-complex="10pt"/>
    </style:style>
    <style:style style:name="T80" style:parent-style-name="DefaultParagraphFont" style:family="text">
      <style:text-properties style:font-name="inherit" style:font-name-complex="Segoe UI" fo:color="#242729" fo:font-size="10pt" style:font-size-asian="10pt" style:font-size-complex="10pt"/>
    </style:style>
    <style:style style:name="T81" style:parent-style-name="relativetime-clean" style:family="text">
      <style:text-properties style:font-name="inherit" style:font-name-complex="Segoe UI" fo:color="#0000FF" fo:font-size="10pt" style:font-size-asian="10pt" style:font-size-complex="10pt"/>
    </style:style>
    <style:style style:name="T82" style:parent-style-name="DefaultParagraphFont" style:family="text">
      <style:text-properties style:font-name="inherit" style:font-name-complex="Segoe UI" fo:color="#242729" fo:font-size="10pt" style:font-size-asian="10pt" style:font-size-complex="10pt"/>
    </style:style>
    <style:style style:name="P83" style:parent-style-name="comment" style:family="paragraph">
      <style:paragraph-properties style:vertical-align="baseline" fo:margin-top="0in" fo:margin-bottom="0in" fo:background-color="#FFFFFF"/>
    </style:style>
    <style:style style:name="T84" style:parent-style-name="hot" style:family="text">
      <style:text-properties style:font-name="inherit" style:font-name-complex="Segoe UI" fo:color="#242729" fo:font-size="10pt" style:font-size-asian="10pt" style:font-size-complex="10pt"/>
    </style:style>
    <style:style style:name="P85" style:parent-style-name="comment" style:family="paragraph">
      <style:paragraph-properties style:vertical-align="baseline" fo:margin-top="0in" fo:margin-bottom="0in" fo:margin-left="0.5in" fo:background-color="#FFFFFF">
        <style:tab-stops/>
      </style:paragraph-properties>
    </style:style>
    <style:style style:name="T86" style:parent-style-name="comment-copy" style:family="text">
      <style:text-properties style:font-name="inherit" style:font-name-complex="Segoe UI" fo:color="#242729" fo:font-size="10pt" style:font-size-asian="10pt" style:font-size-complex="10pt"/>
    </style:style>
    <style:style style:name="T87" style:parent-style-name="comment-copy" style:family="text">
      <style:text-properties style:font-name="inherit" style:font-name-complex="Segoe UI" fo:font-style="italic" style:font-style-asian="italic" style:font-style-complex="italic" fo:color="#242729" fo:font-size="10pt" style:font-size-asian="10pt" style:font-size-complex="10pt"/>
    </style:style>
    <style:style style:name="T88" style:parent-style-name="comment-copy" style:family="text">
      <style:text-properties style:font-name="inherit" style:font-name-complex="Segoe UI" fo:color="#242729" fo:font-size="10pt" style:font-size-asian="10pt" style:font-size-complex="10pt"/>
    </style:style>
    <style:style style:name="T89" style:parent-style-name="DefaultParagraphFont" style:family="text">
      <style:text-properties style:font-name="inherit" style:font-name-complex="Segoe UI" fo:color="#242729" fo:font-size="10pt" style:font-size-asian="10pt" style:font-size-complex="10pt"/>
    </style:style>
    <style:style style:name="T90" style:parent-style-name="Hyperlink" style:family="text">
      <style:text-properties style:font-name="inherit" style:font-name-complex="Segoe UI" fo:font-size="10pt" style:font-size-asian="10pt" style:font-size-complex="10pt"/>
    </style:style>
    <style:style style:name="T91" style:parent-style-name="DefaultParagraphFont" style:family="text">
      <style:text-properties style:font-name="inherit" style:font-name-complex="Segoe UI" fo:color="#242729" fo:font-size="10pt" style:font-size-asian="10pt" style:font-size-complex="10pt"/>
    </style:style>
    <style:style style:name="T92" style:parent-style-name="relativetime-clean" style:family="text">
      <style:text-properties style:font-name="inherit" style:font-name-complex="Segoe UI" fo:color="#0000FF" fo:font-size="10pt" style:font-size-asian="10pt" style:font-size-complex="10pt"/>
    </style:style>
    <style:style style:name="T93" style:parent-style-name="DefaultParagraphFont" style:family="text">
      <style:text-properties style:font-name="inherit" style:font-name-complex="Segoe UI" fo:color="#242729" fo:font-size="10pt" style:font-size-asian="10pt" style:font-size-complex="10pt"/>
    </style:style>
    <style:style style:name="P94" style:parent-style-name="comment" style:family="paragraph">
      <style:paragraph-properties style:vertical-align="baseline" fo:margin-top="0in" fo:margin-bottom="0in" fo:background-color="#FFFFFF"/>
    </style:style>
    <style:style style:name="T95" style:parent-style-name="comment-copy" style:family="text">
      <style:text-properties style:font-name="inherit" style:font-name-complex="Segoe UI" fo:color="#242729" fo:font-size="10pt" style:font-size-asian="10pt" style:font-size-complex="10pt"/>
    </style:style>
    <style:style style:name="T96" style:parent-style-name="Hyperlink" style:family="text">
      <style:text-properties style:font-name="inherit" style:font-name-complex="Segoe UI" fo:font-size="10pt" style:font-size-asian="10pt" style:font-size-complex="10pt"/>
    </style:style>
    <style:style style:name="T97" style:parent-style-name="DefaultParagraphFont" style:family="text">
      <style:text-properties style:font-name="inherit" style:font-name-complex="Segoe UI" fo:color="#242729" fo:font-size="10pt" style:font-size-asian="10pt" style:font-size-complex="10pt"/>
    </style:style>
    <style:style style:name="T98" style:parent-style-name="Hyperlink" style:family="text">
      <style:text-properties style:font-name="inherit" style:font-name-complex="Segoe UI" fo:font-size="10pt" style:font-size-asian="10pt" style:font-size-complex="10pt"/>
    </style:style>
    <style:style style:name="T99" style:parent-style-name="DefaultParagraphFont" style:family="text">
      <style:text-properties style:font-name="inherit" style:font-name-complex="Segoe UI" fo:color="#242729" fo:font-size="10pt" style:font-size-asian="10pt" style:font-size-complex="10pt"/>
    </style:style>
    <style:style style:name="T100" style:parent-style-name="relativetime-clean" style:family="text">
      <style:text-properties style:font-name="inherit" style:font-name-complex="Segoe UI" fo:color="#0000FF" fo:font-size="10pt" style:font-size-asian="10pt" style:font-size-complex="10pt"/>
    </style:style>
    <style:style style:name="T101" style:parent-style-name="DefaultParagraphFont" style:family="text">
      <style:text-properties style:font-name="inherit" style:font-name-complex="Segoe UI" fo:color="#242729" fo:font-size="10pt" style:font-size-asian="10pt" style:font-size-complex="10pt"/>
    </style:style>
    <style:style style:name="P102" style:parent-style-name="Normal" style:family="paragraph">
      <style:paragraph-properties style:vertical-align="baseline" fo:background-color="#FFFFFF"/>
    </style:style>
    <style:style style:name="T103" style:parent-style-name="Hyperlink" style:family="text">
      <style:text-properties style:font-name="inherit" style:font-name-complex="Segoe UI" fo:color="#848D95" fo:font-size="10pt" style:font-size-asian="10pt" style:font-size-complex="10pt"/>
    </style:style>
    <style:style style:name="P104" style:parent-style-name="Heading2" style:family="paragraph">
      <style:paragraph-properties style:vertical-align="baseline" fo:margin-top="0in" fo:background-color="#FFFFFF"/>
      <style:text-properties style:font-name="inherit" style:font-name-complex="Segoe UI" fo:font-weight="normal" style:font-weight-asian="normal" style:font-weight-complex="normal" fo:color="#242729"/>
    </style:style>
    <style:style style:name="P105" style:parent-style-name="Normal" style:family="paragraph">
      <style:paragraph-properties style:vertical-align="baseline" fo:background-color="#FFFFFF"/>
    </style:style>
    <style:style style:name="T106" style:parent-style-name="Hyperlink" style:family="text">
      <style:text-properties style:font-name="inherit" style:font-name-complex="Segoe UI" fo:font-size="10pt" style:font-size-asian="10pt" style:font-size-complex="10pt"/>
    </style:style>
    <style:style style:name="T107" style:parent-style-name="Hyperlink" style:family="text">
      <style:text-properties style:font-name="inherit" style:font-name-complex="Segoe UI" fo:font-size="10pt" style:font-size-asian="10pt" style:font-size-complex="10pt"/>
    </style:style>
    <style:style style:name="T108" style:parent-style-name="Hyperlink" style:family="text">
      <style:text-properties style:font-name="inherit" style:font-name-complex="Segoe UI" fo:font-size="10pt" style:font-size-asian="10pt" style:font-size-complex="10pt"/>
    </style:style>
    <style:style style:name="P109" style:parent-style-name="Normal" style:family="paragraph">
      <style:paragraph-properties style:vertical-align="baseline" fo:background-color="#FFFFFF"/>
      <style:text-properties style:font-name="inherit" style:font-name-complex="Segoe UI" fo:color="#242729" fo:font-size="10pt" style:font-size-asian="10pt" style:font-size-complex="10pt"/>
    </style:style>
    <style:style style:name="P110" style:parent-style-name="Heading2" style:family="paragraph">
      <style:paragraph-properties style:vertical-align="baseline" fo:margin-top="0in" fo:margin-bottom="0.1166in" fo:background-color="#FFFFFF"/>
      <style:text-properties style:font-name="inherit" style:font-name-complex="Segoe UI" fo:font-weight="normal" style:font-weight-asian="normal" style:font-weight-complex="normal" fo:color="#242729"/>
    </style:style>
    <style:style style:name="P111" style:parent-style-name="NormalWeb" style:family="paragraph">
      <style:paragraph-properties style:vertical-align="baseline" fo:margin-top="0in" fo:background-color="#FFFFFF"/>
      <style:text-properties style:font-name="inherit" style:font-name-complex="Segoe UI" fo:color="#242729" fo:font-size="11.5pt" style:font-size-asian="11.5pt" style:font-size-complex="11.5pt"/>
    </style:style>
    <style:style style:name="P112" style:parent-style-name="Normal" style:family="paragraph">
      <style:paragraph-properties style:vertical-align="baseline" fo:margin-bottom="0.0694in" fo:line-height="100%" fo:margin-left="0.8125in" fo:background-color="#FFFFFF">
        <style:tab-stops>
          <style:tab-stop style:type="left" style:position="-0.3125in"/>
        </style:tab-stops>
      </style:paragraph-properties>
      <style:text-properties style:font-name="inherit" style:font-name-complex="Segoe UI" fo:color="#242729" fo:font-size="11.5pt" style:font-size-asian="11.5pt" style:font-size-complex="11.5pt"/>
    </style:style>
    <style:style style:name="P113" style:parent-style-name="Normal" style:family="paragraph">
      <style:paragraph-properties style:vertical-align="baseline" fo:margin-bottom="0.0694in" fo:line-height="100%" fo:margin-left="0.8125in" fo:background-color="#FFFFFF">
        <style:tab-stops>
          <style:tab-stop style:type="left" style:position="-0.3125in"/>
        </style:tab-stops>
      </style:paragraph-properties>
      <style:text-properties style:font-name="inherit" style:font-name-complex="Segoe UI" fo:color="#242729" fo:font-size="11.5pt" style:font-size-asian="11.5pt" style:font-size-complex="11.5pt"/>
    </style:style>
    <style:style style:name="P114" style:parent-style-name="Normal" style:family="paragraph">
      <style:paragraph-properties style:vertical-align="baseline" fo:margin-bottom="0.0694in" fo:line-height="100%" fo:margin-left="0.8125in" fo:background-color="#FFFFFF">
        <style:tab-stops>
          <style:tab-stop style:type="left" style:position="-0.3125in"/>
        </style:tab-stops>
      </style:paragraph-properties>
      <style:text-properties style:font-name="inherit" style:font-name-complex="Segoe UI" fo:color="#242729" fo:font-size="11.5pt" style:font-size-asian="11.5pt" style:font-size-complex="11.5pt"/>
    </style:style>
    <style:style style:name="P115" style:parent-style-name="Normal" style:family="paragraph">
      <style:paragraph-properties style:vertical-align="baseline" fo:margin-bottom="0in" fo:line-height="100%" fo:margin-left="0.8125in" fo:background-color="#FFFFFF">
        <style:tab-stops>
          <style:tab-stop style:type="left" style:position="-0.3125in"/>
        </style:tab-stops>
      </style:paragraph-properties>
    </style:style>
    <style:style style:name="T116" style:parent-style-name="DefaultParagraphFont" style:family="text">
      <style:text-properties style:font-name="inherit" style:font-name-complex="Segoe UI" fo:color="#242729" fo:font-size="11.5pt" style:font-size-asian="11.5pt" style:font-size-complex="11.5pt"/>
    </style:style>
    <style:style style:name="T117" style:parent-style-name="Hyperlink" style:family="text">
      <style:text-properties style:font-name="inherit" style:font-name-complex="Segoe UI" fo:font-size="11.5pt" style:font-size-asian="11.5pt" style:font-size-complex="11.5pt"/>
    </style:style>
    <style:style style:name="T118" style:parent-style-name="DefaultParagraphFont" style:family="text">
      <style:text-properties style:font-name="inherit" style:font-name-complex="Segoe UI" fo:color="#242729" fo:font-size="11.5pt" style:font-size-asian="11.5pt" style:font-size-complex="11.5pt"/>
    </style:style>
    <style:style style:name="P119" style:parent-style-name="Normal" style:family="paragraph">
      <style:paragraph-properties style:vertical-align="baseline" fo:margin-bottom="0.0694in" fo:line-height="100%" fo:margin-left="0.8125in" fo:background-color="#FFFFFF">
        <style:tab-stops>
          <style:tab-stop style:type="left" style:position="-0.3125in"/>
        </style:tab-stops>
      </style:paragraph-properties>
      <style:text-properties style:font-name="inherit" style:font-name-complex="Segoe UI" fo:color="#242729" fo:font-size="11.5pt" style:font-size-asian="11.5pt" style:font-size-complex="11.5pt"/>
    </style:style>
    <style:style style:name="P120" style:parent-style-name="Normal" style:family="paragraph">
      <style:paragraph-properties style:vertical-align="baseline" fo:margin-bottom="0in" fo:line-height="100%" fo:margin-left="0.8125in" fo:background-color="#FFFFFF">
        <style:tab-stops>
          <style:tab-stop style:type="left" style:position="-0.3125in"/>
        </style:tab-stops>
      </style:paragraph-properties>
      <style:text-properties style:font-name="inherit" style:font-name-complex="Segoe UI" fo:color="#242729" fo:font-size="11.5pt" style:font-size-asian="11.5pt" style:font-size-complex="11.5pt"/>
    </style:style>
    <style:style style:name="P121" style:parent-style-name="NormalWeb" style:family="paragraph">
      <style:paragraph-properties style:vertical-align="baseline" fo:margin-top="0in" fo:background-color="#FFFFFF"/>
      <style:text-properties style:font-name="inherit" style:font-name-complex="Segoe UI" fo:color="#242729" fo:font-size="11.5pt" style:font-size-asian="11.5pt" style:font-size-complex="11.5pt"/>
    </style:style>
    <style:style style:name="P122" style:parent-style-name="NormalWeb" style:family="paragraph">
      <style:paragraph-properties style:vertical-align="baseline" fo:margin-top="0in" fo:background-color="#FFFFFF"/>
      <style:text-properties style:font-name="inherit" style:font-name-complex="Segoe UI" fo:color="#242729" fo:font-size="11.5pt" style:font-size-asian="11.5pt" style:font-size-complex="11.5pt"/>
    </style:style>
    <style:style style:name="P123" style:parent-style-name="Heading2" style:family="paragraph">
      <style:paragraph-properties style:vertical-align="baseline" fo:margin-top="0.2777in" fo:margin-bottom="0.1166in" fo:background-color="#FFFFFF"/>
      <style:text-properties style:font-name="inherit" style:font-name-complex="Segoe UI" fo:font-weight="normal" style:font-weight-asian="normal" style:font-weight-complex="normal" fo:color="#242729"/>
    </style:style>
    <style:style style:name="P124" style:parent-style-name="Normal" style:family="paragraph">
      <style:paragraph-properties style:vertical-align="baseline" fo:margin-bottom="0.0694in" fo:line-height="100%" fo:margin-left="0.8125in" fo:background-color="#FFFFFF">
        <style:tab-stops>
          <style:tab-stop style:type="left" style:position="-0.3125in"/>
        </style:tab-stops>
      </style:paragraph-properties>
      <style:text-properties style:font-name="inherit" style:font-name-complex="Segoe UI" fo:color="#242729" fo:font-size="11.5pt" style:font-size-asian="11.5pt" style:font-size-complex="11.5pt"/>
    </style:style>
    <style:style style:name="P125" style:parent-style-name="Normal" style:family="paragraph">
      <style:paragraph-properties style:vertical-align="baseline" fo:margin-bottom="0.0694in" fo:line-height="100%" fo:margin-left="0.8125in" fo:background-color="#FFFFFF">
        <style:tab-stops>
          <style:tab-stop style:type="left" style:position="-0.3125in"/>
        </style:tab-stops>
      </style:paragraph-properties>
      <style:text-properties style:font-name="inherit" style:font-name-complex="Segoe UI" fo:color="#242729" fo:font-size="11.5pt" style:font-size-asian="11.5pt" style:font-size-complex="11.5pt"/>
    </style:style>
    <style:style style:name="P126" style:parent-style-name="Normal" style:family="paragraph">
      <style:paragraph-properties style:vertical-align="baseline" fo:margin-bottom="0in" fo:line-height="100%" fo:margin-left="0.8125in" fo:background-color="#FFFFFF">
        <style:tab-stops>
          <style:tab-stop style:type="left" style:position="-0.3125in"/>
        </style:tab-stops>
      </style:paragraph-properties>
      <style:text-properties style:font-name="inherit" style:font-name-complex="Segoe UI" fo:color="#242729" fo:font-size="11.5pt" style:font-size-asian="11.5pt" style:font-size-complex="11.5pt"/>
    </style:style>
    <style:style style:name="P127" style:parent-style-name="NormalWeb" style:family="paragraph">
      <style:paragraph-properties style:vertical-align="baseline" fo:margin-top="0in" fo:background-color="#FFFFFF"/>
      <style:text-properties style:font-name="inherit" style:font-name-complex="Segoe UI" fo:color="#242729" fo:font-size="11.5pt" style:font-size-asian="11.5pt" style:font-size-complex="11.5pt"/>
    </style:style>
    <style:style style:name="P128" style:parent-style-name="NormalWeb" style:family="paragraph">
      <style:paragraph-properties style:vertical-align="baseline" fo:margin-top="0in" fo:background-color="#FFFFFF"/>
      <style:text-properties style:font-name="inherit" style:font-name-complex="Segoe UI" fo:color="#242729" fo:font-size="11.5pt" style:font-size-asian="11.5pt" style:font-size-complex="11.5pt"/>
    </style:style>
    <style:style style:name="P129" style:parent-style-name="Heading2" style:family="paragraph">
      <style:paragraph-properties style:vertical-align="baseline" fo:margin-top="0.2777in" fo:margin-bottom="0.1166in" fo:background-color="#FFFFFF"/>
      <style:text-properties style:font-name="inherit" style:font-name-complex="Segoe UI" fo:font-weight="normal" style:font-weight-asian="normal" style:font-weight-complex="normal" fo:color="#242729"/>
    </style:style>
    <style:style style:name="P130" style:parent-style-name="NormalWeb" style:family="paragraph">
      <style:paragraph-properties style:vertical-align="baseline" fo:margin-top="0in" fo:margin-bottom="0in" fo:background-color="#FFFFFF"/>
    </style:style>
    <style:style style:name="T131" style:parent-style-name="DefaultParagraphFont" style:family="text">
      <style:text-properties style:font-name="inherit" style:font-name-complex="Segoe UI" fo:color="#242729" fo:font-size="11.5pt" style:font-size-asian="11.5pt" style:font-size-complex="11.5pt"/>
    </style:style>
    <style:style style:name="T132" style:parent-style-name="Hyperlink" style:family="text">
      <style:text-properties style:font-name="inherit" style:font-name-complex="Segoe UI" fo:font-size="11.5pt" style:font-size-asian="11.5pt" style:font-size-complex="11.5pt"/>
    </style:style>
    <style:style style:name="T133" style:parent-style-name="DefaultParagraphFont" style:family="text">
      <style:text-properties style:font-name="inherit" style:font-name-complex="Segoe UI" fo:color="#242729" fo:font-size="11.5pt" style:font-size-asian="11.5pt" style:font-size-complex="11.5pt"/>
    </style:style>
    <style:style style:name="P134" style:parent-style-name="NormalWeb" style:family="paragraph">
      <style:paragraph-properties style:vertical-align="baseline" fo:margin-top="0in" fo:margin-bottom="0in" fo:background-color="#FFFFFF"/>
    </style:style>
    <style:style style:name="T135" style:parent-style-name="Hyperlink" style:family="text">
      <style:text-properties style:font-name="inherit" style:font-name-complex="Segoe UI" fo:font-size="11.5pt" style:font-size-asian="11.5pt" style:font-size-complex="11.5pt"/>
    </style:style>
    <style:style style:name="T136" style:parent-style-name="DefaultParagraphFont" style:family="text">
      <style:text-properties style:font-name="inherit" style:font-name-complex="Segoe UI" fo:color="#242729" fo:font-size="11.5pt" style:font-size-asian="11.5pt" style:font-size-complex="11.5pt"/>
    </style:style>
    <style:style style:name="P137" style:parent-style-name="NormalWeb" style:family="paragraph">
      <style:paragraph-properties style:vertical-align="baseline" fo:margin-top="0in" fo:background-color="#FFFFFF"/>
      <style:text-properties style:font-name="inherit" style:font-name-complex="Segoe UI" fo:color="#242729" fo:font-size="11.5pt" style:font-size-asian="11.5pt" style:font-size-complex="11.5pt"/>
    </style:style>
    <style:style style:name="P138" style:parent-style-name="NormalWeb" style:family="paragraph">
      <style:paragraph-properties style:vertical-align="baseline" fo:margin-top="0in" fo:background-color="#FFFFFF"/>
      <style:text-properties style:font-name="inherit" style:font-name-complex="Segoe UI" fo:color="#242729" fo:font-size="11.5pt" style:font-size-asian="11.5pt" style:font-size-complex="11.5pt"/>
    </style:style>
    <style:style style:name="P139" style:parent-style-name="Heading2" style:family="paragraph">
      <style:paragraph-properties style:vertical-align="baseline" fo:margin-top="0.2777in" fo:margin-bottom="0.1166in" fo:background-color="#FFFFFF"/>
      <style:text-properties style:font-name="inherit" style:font-name-complex="Segoe UI" fo:font-weight="normal" style:font-weight-asian="normal" style:font-weight-complex="normal" fo:color="#242729"/>
    </style:style>
    <style:style style:name="P140" style:parent-style-name="NormalWeb" style:family="paragraph">
      <style:paragraph-properties style:vertical-align="baseline" fo:margin-top="0in" fo:background-color="#FFFFFF"/>
      <style:text-properties style:font-name="inherit" style:font-name-complex="Segoe UI" fo:color="#242729" fo:font-size="11.5pt" style:font-size-asian="11.5pt" style:font-size-complex="11.5pt"/>
    </style:style>
    <style:style style:name="P141" style:parent-style-name="NormalWeb" style:family="paragraph">
      <style:paragraph-properties style:vertical-align="baseline" fo:margin-top="0in" fo:background-color="#FFFFFF"/>
      <style:text-properties style:font-name="inherit" style:font-name-complex="Segoe UI" fo:color="#242729" fo:font-size="11.5pt" style:font-size-asian="11.5pt" style:font-size-complex="11.5pt"/>
    </style:style>
    <style:style style:name="P142" style:parent-style-name="Heading2" style:family="paragraph">
      <style:paragraph-properties style:vertical-align="baseline" fo:margin-top="0.2777in" fo:margin-bottom="0.1166in" fo:background-color="#FFFFFF"/>
      <style:text-properties style:font-name="inherit" style:font-name-complex="Segoe UI" fo:font-weight="normal" style:font-weight-asian="normal" style:font-weight-complex="normal" fo:color="#242729"/>
    </style:style>
    <style:style style:name="P143" style:parent-style-name="NormalWeb" style:family="paragraph">
      <style:paragraph-properties style:vertical-align="baseline" fo:margin-top="0in" fo:background-color="#FFFFFF"/>
      <style:text-properties style:font-name="inherit" style:font-name-complex="Segoe UI" fo:color="#242729" fo:font-size="11.5pt" style:font-size-asian="11.5pt" style:font-size-complex="11.5pt"/>
    </style:style>
    <style:style style:name="P144" style:parent-style-name="NormalWeb" style:family="paragraph">
      <style:paragraph-properties style:vertical-align="baseline" fo:margin-top="0in" fo:background-color="#FFFFFF"/>
      <style:text-properties style:font-name="inherit" style:font-name-complex="Segoe UI" fo:color="#242729" fo:font-size="11.5pt" style:font-size-asian="11.5pt" style:font-size-complex="11.5pt"/>
    </style:style>
    <style:style style:name="P145" style:parent-style-name="Heading3" style:family="paragraph">
      <style:paragraph-properties style:vertical-align="baseline" fo:margin-top="0.2444in" fo:margin-bottom="0.1236in" fo:background-color="#FFFFFF"/>
      <style:text-properties style:font-name="inherit" style:font-name-complex="Segoe UI" fo:font-weight="normal" style:font-weight-asian="normal" style:font-weight-complex="normal" fo:color="#242729"/>
    </style:style>
    <style:style style:name="P146" style:parent-style-name="NormalWeb" style:family="paragraph">
      <style:paragraph-properties style:vertical-align="baseline" fo:margin-top="0in" fo:margin-bottom="0in" fo:background-color="#FFFFFF"/>
    </style:style>
    <style:style style:name="T147" style:parent-style-name="DefaultParagraphFont" style:family="text">
      <style:text-properties style:font-name="inherit" style:font-name-complex="Segoe UI" fo:color="#242729" fo:font-size="11.5pt" style:font-size-asian="11.5pt" style:font-size-complex="11.5pt"/>
    </style:style>
    <style:style style:name="T148" style:parent-style-name="Emphasis" style:family="text">
      <style:text-properties style:font-name="inherit" style:font-name-complex="Segoe UI" fo:color="#242729" fo:font-size="11.5pt" style:font-size-asian="11.5pt" style:font-size-complex="11.5pt"/>
    </style:style>
    <style:style style:name="T149" style:parent-style-name="DefaultParagraphFont" style:family="text">
      <style:text-properties style:font-name="inherit" style:font-name-complex="Segoe UI" fo:color="#242729" fo:font-size="11.5pt" style:font-size-asian="11.5pt" style:font-size-complex="11.5pt"/>
    </style:style>
    <style:style style:name="P150" style:parent-style-name="NormalWeb" style:family="paragraph">
      <style:paragraph-properties style:vertical-align="baseline" fo:margin-top="0in" fo:background-color="#FFFFFF"/>
      <style:text-properties style:font-name="inherit" style:font-name-complex="Segoe UI" fo:color="#242729" fo:font-size="11.5pt" style:font-size-asian="11.5pt" style:font-size-complex="11.5pt"/>
    </style:style>
    <style:style style:name="P151" style:parent-style-name="Heading2" style:family="paragraph">
      <style:paragraph-properties style:vertical-align="baseline" fo:margin-top="0.2777in" fo:margin-bottom="0.1166in" fo:background-color="#FFFFFF"/>
      <style:text-properties style:font-name="inherit" style:font-name-complex="Segoe UI" fo:font-weight="normal" style:font-weight-asian="normal" style:font-weight-complex="normal" fo:color="#242729"/>
    </style:style>
    <style:style style:name="P152" style:parent-style-name="NormalWeb" style:family="paragraph">
      <style:paragraph-properties style:vertical-align="baseline" fo:margin-top="0in" fo:margin-bottom="0in" fo:background-color="#FFFFFF"/>
    </style:style>
    <style:style style:name="T153" style:parent-style-name="Hyperlink" style:family="text">
      <style:text-properties style:font-name="inherit" style:font-name-complex="Segoe UI" fo:font-size="11.5pt" style:font-size-asian="11.5pt" style:font-size-complex="11.5pt"/>
    </style:style>
    <style:style style:name="T154" style:parent-style-name="DefaultParagraphFont" style:family="text">
      <style:text-properties style:font-name="inherit" style:font-name-complex="Segoe UI" fo:color="#242729" fo:font-size="11.5pt" style:font-size-asian="11.5pt" style:font-size-complex="11.5pt"/>
    </style:style>
    <style:style style:name="T155" style:parent-style-name="Emphasis" style:family="text">
      <style:text-properties style:font-name="inherit" style:font-name-complex="Segoe UI" fo:color="#242729" fo:font-size="11.5pt" style:font-size-asian="11.5pt" style:font-size-complex="11.5pt"/>
    </style:style>
    <style:style style:name="T156" style:parent-style-name="DefaultParagraphFont" style:family="text">
      <style:text-properties style:font-name="inherit" style:font-name-complex="Segoe UI" fo:color="#242729" fo:font-size="11.5pt" style:font-size-asian="11.5pt" style:font-size-complex="11.5pt"/>
    </style:style>
    <style:style style:name="P157" style:parent-style-name="NormalWeb" style:family="paragraph">
      <style:paragraph-properties style:vertical-align="baseline" fo:margin-top="0in" fo:background-color="#FFFFFF"/>
      <style:text-properties style:font-name="inherit" style:font-name-complex="Segoe UI" fo:color="#242729" fo:font-size="11.5pt" style:font-size-asian="11.5pt" style:font-size-complex="11.5pt"/>
    </style:style>
    <style:style style:name="P158" style:parent-style-name="NormalWeb" style:family="paragraph">
      <style:paragraph-properties style:vertical-align="baseline" fo:margin-top="0in" fo:background-color="#FFFFFF"/>
      <style:text-properties style:font-name="inherit" style:font-name-complex="Segoe UI" fo:color="#242729" fo:font-size="11.5pt" style:font-size-asian="11.5pt" style:font-size-complex="11.5pt"/>
    </style:style>
    <style:style style:name="P159" style:parent-style-name="NormalWeb" style:family="paragraph">
      <style:paragraph-properties style:vertical-align="baseline" fo:margin-top="0in" fo:background-color="#FFFFFF"/>
      <style:text-properties style:font-name="inherit" style:font-name-complex="Segoe UI" fo:color="#242729" fo:font-size="11.5pt" style:font-size-asian="11.5pt" style:font-size-complex="11.5pt"/>
    </style:style>
    <style:style style:name="P160" style:parent-style-name="Heading2" style:family="paragraph">
      <style:paragraph-properties style:vertical-align="baseline" fo:margin-top="0.2777in" fo:margin-bottom="0.1166in" fo:background-color="#FFFFFF"/>
      <style:text-properties style:font-name="inherit" style:font-name-complex="Segoe UI" fo:font-weight="normal" style:font-weight-asian="normal" style:font-weight-complex="normal" fo:color="#242729"/>
    </style:style>
    <style:style style:name="P161" style:parent-style-name="NormalWeb" style:family="paragraph">
      <style:paragraph-properties style:vertical-align="baseline" fo:margin-top="0in" fo:background-color="#FFFFFF"/>
      <style:text-properties style:font-name="inherit" style:font-name-complex="Segoe UI" fo:color="#242729" fo:font-size="11.5pt" style:font-size-asian="11.5pt" style:font-size-complex="11.5pt"/>
    </style:style>
    <style:style style:name="P162" style:parent-style-name="NormalWeb" style:family="paragraph">
      <style:paragraph-properties style:vertical-align="baseline" fo:margin-top="0in" fo:background-color="#FFFFFF"/>
      <style:text-properties style:font-name="inherit" style:font-name-complex="Segoe UI" fo:color="#242729" fo:font-size="11.5pt" style:font-size-asian="11.5pt" style:font-size-complex="11.5pt"/>
    </style:style>
    <style:style style:name="P163" style:parent-style-name="NormalWeb" style:family="paragraph">
      <style:paragraph-properties style:vertical-align="baseline" fo:margin-top="0in" fo:background-color="#FFFFFF"/>
      <style:text-properties style:font-name="inherit" style:font-name-complex="Segoe UI" fo:color="#242729" fo:font-size="11.5pt" style:font-size-asian="11.5pt" style:font-size-complex="11.5pt"/>
    </style:style>
    <style:style style:name="P164" style:parent-style-name="Heading2" style:family="paragraph">
      <style:paragraph-properties style:vertical-align="baseline" fo:margin-top="0.2777in" fo:margin-bottom="0.1166in" fo:background-color="#FFFFFF"/>
      <style:text-properties style:font-name="inherit" style:font-name-complex="Segoe UI" fo:font-weight="normal" style:font-weight-asian="normal" style:font-weight-complex="normal" fo:color="#242729"/>
    </style:style>
    <style:style style:name="P165" style:parent-style-name="NormalWeb" style:family="paragraph">
      <style:paragraph-properties style:vertical-align="baseline" fo:margin-top="0in" fo:margin-bottom="0in" fo:background-color="#FFFFFF"/>
    </style:style>
    <style:style style:name="T166" style:parent-style-name="DefaultParagraphFont" style:family="text">
      <style:text-properties style:font-name="inherit" style:font-name-complex="Segoe UI" fo:color="#242729" fo:font-size="11.5pt" style:font-size-asian="11.5pt" style:font-size-complex="11.5pt"/>
    </style:style>
    <style:style style:name="T167" style:parent-style-name="HTMLCode" style:family="text">
      <style:text-properties style:font-name="var(--ff-mono)" fo:color="#242729"/>
    </style:style>
    <style:style style:name="T168" style:parent-style-name="DefaultParagraphFont" style:family="text">
      <style:text-properties style:font-name="inherit" style:font-name-complex="Segoe UI" fo:color="#242729" fo:font-size="11.5pt" style:font-size-asian="11.5pt" style:font-size-complex="11.5pt"/>
    </style:style>
    <style:style style:name="P169" style:parent-style-name="NormalWeb" style:family="paragraph">
      <style:paragraph-properties style:vertical-align="baseline" fo:margin-top="0in" fo:background-color="#FFFFFF"/>
      <style:text-properties style:font-name="inherit" style:font-name-complex="Segoe UI" fo:color="#242729" fo:font-size="11.5pt" style:font-size-asian="11.5pt" style:font-size-complex="11.5pt"/>
    </style:style>
    <style:style style:name="P170" style:parent-style-name="Heading3" style:family="paragraph">
      <style:paragraph-properties style:vertical-align="baseline" fo:margin-top="0.2444in" fo:margin-bottom="0.1236in" fo:background-color="#FFFFFF"/>
      <style:text-properties style:font-name="inherit" style:font-name-complex="Segoe UI" fo:font-weight="normal" style:font-weight-asian="normal" style:font-weight-complex="normal" fo:color="#242729"/>
    </style:style>
    <style:style style:name="P171" style:parent-style-name="NormalWeb" style:family="paragraph">
      <style:paragraph-properties style:vertical-align="baseline" fo:margin-top="0in" fo:background-color="#FFFFFF"/>
      <style:text-properties style:font-name="inherit" style:font-name-complex="Segoe UI" fo:color="#242729" fo:font-size="11.5pt" style:font-size-asian="11.5pt" style:font-size-complex="11.5pt"/>
    </style:style>
    <style:style style:name="P172" style:parent-style-name="NormalWeb" style:family="paragraph">
      <style:paragraph-properties style:vertical-align="baseline" fo:margin-top="0in" fo:background-color="#FFFFFF"/>
      <style:text-properties style:font-name="inherit" style:font-name-complex="Segoe UI" fo:color="#242729" fo:font-size="11.5pt" style:font-size-asian="11.5pt" style:font-size-complex="11.5pt"/>
    </style:style>
    <style:style style:name="P173" style:parent-style-name="Normal" style:family="paragraph">
      <style:paragraph-properties style:vertical-align="baseline" fo:margin-bottom="0.0694in" fo:line-height="100%" fo:margin-left="0.8125in" fo:background-color="#FFFFFF">
        <style:tab-stops>
          <style:tab-stop style:type="left" style:position="-0.3125in"/>
        </style:tab-stops>
      </style:paragraph-properties>
      <style:text-properties style:font-name="inherit" style:font-name-complex="Segoe UI" fo:color="#242729" fo:font-size="11.5pt" style:font-size-asian="11.5pt" style:font-size-complex="11.5pt"/>
    </style:style>
    <style:style style:name="P174" style:parent-style-name="Normal" style:family="paragraph">
      <style:paragraph-properties style:vertical-align="baseline" fo:margin-bottom="0.0694in" fo:line-height="100%" fo:margin-left="0.8125in" fo:background-color="#FFFFFF">
        <style:tab-stops>
          <style:tab-stop style:type="left" style:position="-0.3125in"/>
        </style:tab-stops>
      </style:paragraph-properties>
      <style:text-properties style:font-name="inherit" style:font-name-complex="Segoe UI" fo:color="#242729" fo:font-size="11.5pt" style:font-size-asian="11.5pt" style:font-size-complex="11.5pt"/>
    </style:style>
    <style:style style:name="P175" style:parent-style-name="Normal" style:family="paragraph">
      <style:paragraph-properties style:vertical-align="baseline" fo:margin-bottom="0in" fo:line-height="100%" fo:margin-left="0.8125in" fo:background-color="#FFFFFF">
        <style:tab-stops>
          <style:tab-stop style:type="left" style:position="-0.3125in"/>
        </style:tab-stops>
      </style:paragraph-properties>
      <style:text-properties style:font-name="inherit" style:font-name-complex="Segoe UI" fo:color="#242729" fo:font-size="11.5pt" style:font-size-asian="11.5pt" style:font-size-complex="11.5pt"/>
    </style:style>
    <style:style style:name="P176" style:parent-style-name="Heading2" style:family="paragraph">
      <style:paragraph-properties style:vertical-align="baseline" fo:margin-top="0.2777in" fo:margin-bottom="0.1166in" fo:background-color="#FFFFFF"/>
      <style:text-properties style:font-name="inherit" style:font-name-complex="Segoe UI" fo:font-weight="normal" style:font-weight-asian="normal" style:font-weight-complex="normal" fo:color="#242729"/>
    </style:style>
    <style:style style:name="P177" style:parent-style-name="NormalWeb" style:family="paragraph">
      <style:paragraph-properties style:vertical-align="baseline" fo:margin-top="0in" fo:background-color="#FFFFFF"/>
      <style:text-properties style:font-name="inherit" style:font-name-complex="Segoe UI" fo:color="#242729" fo:font-size="11.5pt" style:font-size-asian="11.5pt" style:font-size-complex="11.5pt"/>
    </style:style>
    <style:style style:name="P178" style:parent-style-name="NormalWeb" style:family="paragraph">
      <style:paragraph-properties style:vertical-align="baseline" fo:margin-top="0in" fo:background-color="#FFFFFF"/>
      <style:text-properties style:font-name="inherit" style:font-name-complex="Segoe UI" fo:color="#242729" fo:font-size="11.5pt" style:font-size-asian="11.5pt" style:font-size-complex="11.5pt"/>
    </style:style>
    <style:style style:name="P179" style:parent-style-name="Heading2" style:family="paragraph">
      <style:paragraph-properties style:vertical-align="baseline" fo:margin-top="0.2777in" fo:margin-bottom="0.1166in" fo:background-color="#FFFFFF"/>
      <style:text-properties style:font-name="inherit" style:font-name-complex="Segoe UI" fo:font-weight="normal" style:font-weight-asian="normal" style:font-weight-complex="normal" fo:color="#242729"/>
    </style:style>
    <style:style style:name="P180" style:parent-style-name="NormalWeb" style:family="paragraph">
      <style:paragraph-properties style:vertical-align="baseline" fo:margin-top="0in" fo:background-color="#FFFFFF"/>
      <style:text-properties style:font-name="inherit" style:font-name-complex="Segoe UI" fo:color="#242729" fo:font-size="11.5pt" style:font-size-asian="11.5pt" style:font-size-complex="11.5pt"/>
    </style:style>
    <style:style style:name="P181" style:parent-style-name="NormalWeb" style:family="paragraph">
      <style:paragraph-properties style:vertical-align="baseline" fo:margin-top="0in" fo:margin-bottom="0in" fo:background-color="#FFFFFF"/>
      <style:text-properties style:font-name="inherit" style:font-name-complex="Segoe UI" fo:color="#242729" fo:font-size="11.5pt" style:font-size-asian="11.5pt" style:font-size-complex="11.5pt"/>
    </style:style>
    <style:style style:name="P182" style:parent-style-name="Normal" style:family="paragraph">
      <style:paragraph-properties style:vertical-align="baseline" fo:background-color="#FFFFFF"/>
    </style:style>
    <style:style style:name="T183" style:parent-style-name="Hyperlink" style:family="text">
      <style:text-properties style:font-name="inherit" style:font-name-complex="Segoe UI" fo:font-size="10pt" style:font-size-asian="10pt" style:font-size-complex="10pt"/>
    </style:style>
    <style:style style:name="P184" style:parent-style-name="Normal" style:family="paragraph">
      <style:paragraph-properties style:vertical-align="baseline" fo:background-color="#FFFFFF"/>
    </style:style>
    <style:style style:name="T185" style:parent-style-name="Hyperlink" style:family="text">
      <style:text-properties style:font-name="inherit" style:font-name-complex="Segoe UI" fo:font-size="10pt" style:font-size-asian="10pt" style:font-size-complex="10pt"/>
    </style:style>
    <style:style style:name="P186" style:parent-style-name="Normal" style:family="paragraph">
      <style:paragraph-properties style:vertical-align="baseline" fo:background-color="#FFFFFF"/>
      <style:text-properties style:font-name="inherit" style:font-name-complex="Segoe UI" fo:color="#242729" fo:font-size="10pt" style:font-size-asian="10pt" style:font-size-complex="10pt"/>
    </style:style>
    <style:style style:name="P187" style:parent-style-name="Normal" style:family="paragraph">
      <style:paragraph-properties style:vertical-align="baseline" fo:background-color="#FFFFFF"/>
    </style:style>
    <style:style style:name="T188" style:parent-style-name="Hyperlink" style:family="text">
      <style:text-properties style:font-name="inherit" style:font-name-complex="Segoe UI" fo:font-size="9pt" style:font-size-asian="9pt" style:font-size-complex="9pt"/>
    </style:style>
    <style:style style:name="T189" style:parent-style-name="relativetime" style:family="text">
      <style:text-properties style:font-name="inherit" style:font-name-complex="Segoe UI" fo:color="#0000FF" fo:font-size="9pt" style:font-size-asian="9pt" style:font-size-complex="9pt"/>
    </style:style>
    <style:style style:name="P190" style:parent-style-name="Normal" style:family="paragraph">
      <style:paragraph-properties style:vertical-align="baseline" fo:background-color="#FFFFFF"/>
    </style:style>
    <style:style style:name="P191" style:parent-style-name="Normal" style:family="paragraph">
      <style:paragraph-properties style:vertical-align="baseline" fo:background-color="#FFFFFF"/>
    </style:style>
    <style:style style:name="T192" style:parent-style-name="DefaultParagraphFont" style:family="text">
      <style:text-properties style:font-name="inherit" style:font-name-complex="Segoe UI" fo:color="#0000FF" fo:font-size="10pt" style:font-size-asian="10pt" style:font-size-complex="10pt"/>
    </style:style>
    <style:style style:name="P193" style:parent-style-name="Normal" style:family="paragraph">
      <style:paragraph-properties style:vertical-align="baseline" fo:background-color="#FFFFFF"/>
    </style:style>
    <style:style style:name="P194" style:parent-style-name="Normal" style:family="paragraph">
      <style:paragraph-properties style:vertical-align="baseline" style:line-height-at-least="0.177in" fo:background-color="#FFFFFF"/>
    </style:style>
    <style:style style:name="T195" style:parent-style-name="Hyperlink" style:family="text">
      <style:text-properties style:font-name="inherit" style:font-name-complex="Segoe UI" fo:font-size="10pt" style:font-size-asian="10pt" style:font-size-complex="10pt"/>
    </style:style>
    <style:style style:name="P196" style:parent-style-name="Normal" style:family="paragraph">
      <style:paragraph-properties style:vertical-align="baseline" style:line-height-at-least="0.177in" fo:background-color="#FFFFFF"/>
    </style:style>
    <style:style style:name="T197" style:parent-style-name="reputation-score" style:family="text">
      <style:text-properties style:font-name="inherit" style:font-name-complex="Segoe UI" fo:font-weight="bold" style:font-weight-asian="bold" style:font-weight-complex="bold" fo:color="#242729" fo:font-size="9pt" style:font-size-asian="9pt" style:font-size-complex="9pt"/>
    </style:style>
    <style:style style:name="T198" style:parent-style-name="badgecount" style:family="text">
      <style:text-properties style:font-name="inherit" style:font-name-complex="Segoe UI" fo:color="#242729" fo:font-size="9pt" style:font-size-asian="9pt" style:font-size-complex="9pt"/>
    </style:style>
    <style:style style:name="T199" style:parent-style-name="v-visible-sr" style:family="text">
      <style:text-properties style:font-name="inherit" style:font-name-complex="Segoe UI" fo:color="#242729" fo:font-size="10pt" style:font-size-asian="10pt" style:font-size-complex="10pt"/>
    </style:style>
    <style:style style:name="P200" style:parent-style-name="Normal" style:family="paragraph">
      <style:paragraph-properties style:vertical-align="baseline" fo:line-height="100%" fo:background-color="#FFFFFF"/>
    </style:style>
    <style:style style:name="T201" style:parent-style-name="DefaultParagraphFont" style:family="text">
      <style:text-properties style:font-name="inherit" style:font-name-complex="Segoe UI" fo:color="#242729" fo:font-size="9pt" style:font-size-asian="9pt" style:font-size-complex="9pt"/>
    </style:style>
    <style:style style:name="T202" style:parent-style-name="relativetime" style:family="text">
      <style:text-properties style:font-name="inherit" style:font-name-complex="Segoe UI" fo:color="#242729" fo:font-size="9pt" style:font-size-asian="9pt" style:font-size-complex="9pt"/>
    </style:style>
    <style:style style:name="P203" style:parent-style-name="Normal" style:family="paragraph">
      <style:paragraph-properties style:vertical-align="baseline" fo:background-color="#FFFFFF"/>
    </style:style>
    <style:style style:name="P204" style:parent-style-name="Normal" style:family="paragraph">
      <style:paragraph-properties style:vertical-align="baseline" fo:background-color="#FFFFFF"/>
    </style:style>
    <style:style style:name="T205" style:parent-style-name="DefaultParagraphFont" style:family="text">
      <style:text-properties style:font-name="inherit" style:font-name-complex="Segoe UI" fo:color="#0000FF" fo:font-size="10pt" style:font-size-asian="10pt" style:font-size-complex="10pt"/>
    </style:style>
    <style:style style:name="P206" style:parent-style-name="Normal" style:family="paragraph">
      <style:paragraph-properties style:vertical-align="baseline" fo:background-color="#FFFFFF"/>
    </style:style>
    <style:style style:name="P207" style:parent-style-name="Normal" style:family="paragraph">
      <style:paragraph-properties style:vertical-align="baseline" style:line-height-at-least="0.177in" fo:background-color="#FFFFFF"/>
    </style:style>
    <style:style style:name="T208" style:parent-style-name="Hyperlink" style:family="text">
      <style:text-properties style:font-name="inherit" style:font-name-complex="Segoe UI" fo:font-size="10pt" style:font-size-asian="10pt" style:font-size-complex="10pt"/>
    </style:style>
    <style:style style:name="P209" style:parent-style-name="Normal" style:family="paragraph">
      <style:paragraph-properties style:vertical-align="baseline" style:line-height-at-least="0.177in" fo:background-color="#FFFFFF"/>
    </style:style>
    <style:style style:name="T210" style:parent-style-name="reputation-score" style:family="text">
      <style:text-properties style:font-name="inherit" style:font-name-complex="Segoe UI" fo:font-weight="bold" style:font-weight-asian="bold" style:font-weight-complex="bold" fo:color="#242729" fo:font-size="9pt" style:font-size-asian="9pt" style:font-size-complex="9pt"/>
    </style:style>
    <style:style style:name="T211" style:parent-style-name="badgecount" style:family="text">
      <style:text-properties style:font-name="inherit" style:font-name-complex="Segoe UI" fo:color="#242729" fo:font-size="9pt" style:font-size-asian="9pt" style:font-size-complex="9pt"/>
    </style:style>
    <style:style style:name="T212" style:parent-style-name="v-visible-sr" style:family="text">
      <style:text-properties style:font-name="inherit" style:font-name-complex="Segoe UI" fo:color="#242729" fo:font-size="10pt" style:font-size-asian="10pt" style:font-size-complex="10pt"/>
    </style:style>
    <style:style style:name="T213" style:parent-style-name="badgecount" style:family="text">
      <style:text-properties style:font-name="inherit" style:font-name-complex="Segoe UI" fo:color="#242729" fo:font-size="9pt" style:font-size-asian="9pt" style:font-size-complex="9pt"/>
    </style:style>
    <style:style style:name="T214" style:parent-style-name="v-visible-sr" style:family="text">
      <style:text-properties style:font-name="inherit" style:font-name-complex="Segoe UI" fo:color="#242729" fo:font-size="10pt" style:font-size-asian="10pt" style:font-size-complex="10pt"/>
    </style:style>
    <style:style style:name="T215" style:parent-style-name="badgecount" style:family="text">
      <style:text-properties style:font-name="inherit" style:font-name-complex="Segoe UI" fo:color="#242729" fo:font-size="9pt" style:font-size-asian="9pt" style:font-size-complex="9pt"/>
    </style:style>
    <style:style style:name="T216" style:parent-style-name="v-visible-sr" style:family="text">
      <style:text-properties style:font-name="inherit" style:font-name-complex="Segoe UI" fo:color="#242729" fo:font-size="10pt" style:font-size-asian="10pt" style:font-size-complex="10pt"/>
    </style:style>
    <style:style style:name="P217" style:parent-style-name="comment" style:family="paragraph">
      <style:paragraph-properties style:vertical-align="baseline" fo:margin-top="0in" fo:margin-bottom="0in" fo:background-color="#FFFFFF"/>
    </style:style>
    <style:style style:name="T218" style:parent-style-name="supernova" style:family="text">
      <style:text-properties style:font-name="inherit" style:font-name-complex="Segoe UI" fo:color="#242729" fo:font-size="10pt" style:font-size-asian="10pt" style:font-size-complex="10pt"/>
    </style:style>
    <style:style style:name="P219" style:parent-style-name="comment" style:family="paragraph">
      <style:paragraph-properties style:vertical-align="baseline" fo:margin-top="0in" fo:margin-bottom="0in" fo:margin-left="0.5in" fo:background-color="#FFFFFF">
        <style:tab-stops/>
      </style:paragraph-properties>
    </style:style>
    <style:style style:name="T220" style:parent-style-name="comment-copy" style:family="text">
      <style:text-properties style:font-name="inherit" style:font-name-complex="Segoe UI" fo:color="#242729" fo:font-size="10pt" style:font-size-asian="10pt" style:font-size-complex="10pt"/>
    </style:style>
    <style:style style:name="T221" style:parent-style-name="DefaultParagraphFont" style:family="text">
      <style:text-properties style:font-name="inherit" style:font-name-complex="Segoe UI" fo:color="#242729" fo:font-size="10pt" style:font-size-asian="10pt" style:font-size-complex="10pt"/>
    </style:style>
    <style:style style:name="T222" style:parent-style-name="Hyperlink" style:family="text">
      <style:text-properties style:font-name="inherit" style:font-name-complex="Segoe UI" fo:font-size="10pt" style:font-size-asian="10pt" style:font-size-complex="10pt"/>
    </style:style>
    <style:style style:name="T223" style:parent-style-name="DefaultParagraphFont" style:family="text">
      <style:text-properties style:font-name="inherit" style:font-name-complex="Segoe UI" fo:color="#242729" fo:font-size="10pt" style:font-size-asian="10pt" style:font-size-complex="10pt"/>
    </style:style>
    <style:style style:name="T224" style:parent-style-name="relativetime-clean" style:family="text">
      <style:text-properties style:font-name="inherit" style:font-name-complex="Segoe UI" fo:color="#0000FF" fo:font-size="10pt" style:font-size-asian="10pt" style:font-size-complex="10pt"/>
    </style:style>
    <style:style style:name="P225" style:parent-style-name="comment" style:family="paragraph">
      <style:paragraph-properties style:vertical-align="baseline" fo:margin-top="0in" fo:margin-bottom="0in" fo:background-color="#FFFFFF"/>
    </style:style>
    <style:style style:name="T226" style:parent-style-name="warm" style:family="text">
      <style:text-properties style:font-name="inherit" style:font-name-complex="Segoe UI" fo:color="#242729" fo:font-size="10pt" style:font-size-asian="10pt" style:font-size-complex="10pt"/>
    </style:style>
    <style:style style:name="P227" style:parent-style-name="comment" style:family="paragraph">
      <style:paragraph-properties style:vertical-align="baseline" fo:margin-top="0in" fo:margin-bottom="0in" fo:margin-left="0.5in" fo:background-color="#FFFFFF">
        <style:tab-stops/>
      </style:paragraph-properties>
    </style:style>
    <style:style style:name="T228" style:parent-style-name="comment-copy" style:family="text">
      <style:text-properties style:font-name="inherit" style:font-name-complex="Segoe UI" fo:color="#242729" fo:font-size="10pt" style:font-size-asian="10pt" style:font-size-complex="10pt"/>
    </style:style>
    <style:style style:name="T229" style:parent-style-name="comment-copy" style:family="text">
      <style:text-properties style:font-name="inherit" style:font-name-complex="Segoe UI" fo:font-style="italic" style:font-style-asian="italic" style:font-style-complex="italic" fo:color="#242729" fo:font-size="10pt" style:font-size-asian="10pt" style:font-size-complex="10pt"/>
    </style:style>
    <style:style style:name="T230" style:parent-style-name="comment-copy" style:family="text">
      <style:text-properties style:font-name="inherit" style:font-name-complex="Segoe UI" fo:color="#242729" fo:font-size="10pt" style:font-size-asian="10pt" style:font-size-complex="10pt"/>
    </style:style>
    <style:style style:name="T231" style:parent-style-name="DefaultParagraphFont" style:family="text">
      <style:text-properties style:font-name="inherit" style:font-name-complex="Segoe UI" fo:color="#242729" fo:font-size="10pt" style:font-size-asian="10pt" style:font-size-complex="10pt"/>
    </style:style>
    <style:style style:name="T232" style:parent-style-name="Hyperlink" style:family="text">
      <style:text-properties style:font-name="inherit" style:font-name-complex="Segoe UI" fo:font-size="10pt" style:font-size-asian="10pt" style:font-size-complex="10pt"/>
    </style:style>
    <style:style style:name="T233" style:parent-style-name="DefaultParagraphFont" style:family="text">
      <style:text-properties style:font-name="inherit" style:font-name-complex="Segoe UI" fo:color="#242729" fo:font-size="10pt" style:font-size-asian="10pt" style:font-size-complex="10pt"/>
    </style:style>
    <style:style style:name="T234" style:parent-style-name="relativetime-clean" style:family="text">
      <style:text-properties style:font-name="inherit" style:font-name-complex="Segoe UI" fo:color="#0000FF" fo:font-size="10pt" style:font-size-asian="10pt" style:font-size-complex="10pt"/>
    </style:style>
    <style:style style:name="P235" style:parent-style-name="comment" style:family="paragraph">
      <style:paragraph-properties style:vertical-align="baseline" fo:margin-top="0in" fo:margin-bottom="0in" fo:background-color="#FFFFFF"/>
    </style:style>
    <style:style style:name="T236" style:parent-style-name="hot" style:family="text">
      <style:text-properties style:font-name="inherit" style:font-name-complex="Segoe UI" fo:color="#242729" fo:font-size="10pt" style:font-size-asian="10pt" style:font-size-complex="10pt"/>
    </style:style>
    <style:style style:name="P237" style:parent-style-name="comment" style:family="paragraph">
      <style:paragraph-properties style:vertical-align="baseline" fo:margin-top="0in" fo:margin-bottom="0in" fo:margin-left="0.5in" fo:background-color="#FFFFFF">
        <style:tab-stops/>
      </style:paragraph-properties>
    </style:style>
    <style:style style:name="T238" style:parent-style-name="comment-copy" style:family="text">
      <style:text-properties style:font-name="inherit" style:font-name-complex="Segoe UI" fo:color="#242729" fo:font-size="10pt" style:font-size-asian="10pt" style:font-size-complex="10pt"/>
    </style:style>
    <style:style style:name="T239" style:parent-style-name="Hyperlink" style:family="text">
      <style:text-properties style:font-name="inherit" style:font-name-complex="Segoe UI" fo:font-size="10pt" style:font-size-asian="10pt" style:font-size-complex="10pt"/>
    </style:style>
    <style:style style:name="T240" style:parent-style-name="comment-copy" style:family="text">
      <style:text-properties style:font-name="inherit" style:font-name-complex="Segoe UI" fo:color="#242729" fo:font-size="10pt" style:font-size-asian="10pt" style:font-size-complex="10pt"/>
    </style:style>
    <style:style style:name="T241" style:parent-style-name="DefaultParagraphFont" style:family="text">
      <style:text-properties style:font-name="inherit" style:font-name-complex="Segoe UI" fo:color="#242729" fo:font-size="10pt" style:font-size-asian="10pt" style:font-size-complex="10pt"/>
    </style:style>
    <style:style style:name="T242" style:parent-style-name="Hyperlink" style:family="text">
      <style:text-properties style:font-name="inherit" style:font-name-complex="Segoe UI" fo:font-size="10pt" style:font-size-asian="10pt" style:font-size-complex="10pt"/>
    </style:style>
    <style:style style:name="T243" style:parent-style-name="DefaultParagraphFont" style:family="text">
      <style:text-properties style:font-name="inherit" style:font-name-complex="Segoe UI" fo:color="#242729" fo:font-size="10pt" style:font-size-asian="10pt" style:font-size-complex="10pt"/>
    </style:style>
    <style:style style:name="T244" style:parent-style-name="relativetime-clean" style:family="text">
      <style:text-properties style:font-name="inherit" style:font-name-complex="Segoe UI" fo:color="#0000FF" fo:font-size="10pt" style:font-size-asian="10pt" style:font-size-complex="10pt"/>
    </style:style>
    <style:style style:name="T245" style:parent-style-name="DefaultParagraphFont" style:family="text">
      <style:text-properties style:font-name="inherit" style:font-name-complex="Segoe UI" fo:color="#242729" fo:font-size="10pt" style:font-size-asian="10pt" style:font-size-complex="10pt"/>
    </style:style>
    <style:style style:name="P246" style:parent-style-name="comment" style:family="paragraph">
      <style:paragraph-properties style:vertical-align="baseline" fo:margin-top="0in" fo:margin-bottom="0in" fo:background-color="#FFFFFF"/>
    </style:style>
    <style:style style:name="T247" style:parent-style-name="warm" style:family="text">
      <style:text-properties style:font-name="inherit" style:font-name-complex="Segoe UI" fo:color="#242729" fo:font-size="10pt" style:font-size-asian="10pt" style:font-size-complex="10pt"/>
    </style:style>
    <style:style style:name="P248" style:parent-style-name="comment" style:family="paragraph">
      <style:paragraph-properties style:vertical-align="baseline" fo:margin-top="0in" fo:margin-bottom="0in" fo:margin-left="0.5in" fo:background-color="#FFFFFF">
        <style:tab-stops/>
      </style:paragraph-properties>
    </style:style>
    <style:style style:name="T249" style:parent-style-name="comment-copy" style:family="text">
      <style:text-properties style:font-name="inherit" style:font-name-complex="Segoe UI" fo:color="#242729" fo:font-size="10pt" style:font-size-asian="10pt" style:font-size-complex="10pt"/>
    </style:style>
    <style:style style:name="T250" style:parent-style-name="DefaultParagraphFont" style:family="text">
      <style:text-properties style:font-name="inherit" style:font-name-complex="Segoe UI" fo:color="#242729" fo:font-size="10pt" style:font-size-asian="10pt" style:font-size-complex="10pt"/>
    </style:style>
    <style:style style:name="T251" style:parent-style-name="Hyperlink" style:family="text">
      <style:text-properties style:font-name="inherit" style:font-name-complex="Segoe UI" fo:font-size="10pt" style:font-size-asian="10pt" style:font-size-complex="10pt"/>
    </style:style>
    <style:style style:name="T252" style:parent-style-name="DefaultParagraphFont" style:family="text">
      <style:text-properties style:font-name="inherit" style:font-name-complex="Segoe UI" fo:color="#242729" fo:font-size="10pt" style:font-size-asian="10pt" style:font-size-complex="10pt"/>
    </style:style>
    <style:style style:name="T253" style:parent-style-name="relativetime-clean" style:family="text">
      <style:text-properties style:font-name="inherit" style:font-name-complex="Segoe UI" fo:color="#0000FF" fo:font-size="10pt" style:font-size-asian="10pt" style:font-size-complex="10pt"/>
    </style:style>
    <style:style style:name="P254" style:parent-style-name="comment" style:family="paragraph">
      <style:paragraph-properties style:vertical-align="baseline" fo:margin-top="0in" fo:margin-bottom="0in" fo:background-color="#FFFFFF"/>
    </style:style>
    <style:style style:name="T255" style:parent-style-name="cool" style:family="text">
      <style:text-properties style:font-name="inherit" style:font-name-complex="Segoe UI" fo:color="#242729" fo:font-size="10pt" style:font-size-asian="10pt" style:font-size-complex="10pt"/>
    </style:style>
    <style:style style:name="P256" style:parent-style-name="comment" style:family="paragraph">
      <style:paragraph-properties style:vertical-align="baseline" fo:margin-top="0in" fo:margin-bottom="0in" fo:margin-left="0.5in" fo:background-color="#FFFFFF">
        <style:tab-stops/>
      </style:paragraph-properties>
    </style:style>
    <style:style style:name="T257" style:parent-style-name="comment-copy" style:family="text">
      <style:text-properties style:font-name="inherit" style:font-name-complex="Segoe UI" fo:color="#242729" fo:font-size="10pt" style:font-size-asian="10pt" style:font-size-complex="10pt"/>
    </style:style>
    <style:style style:name="T258" style:parent-style-name="DefaultParagraphFont" style:family="text">
      <style:text-properties style:font-name="inherit" style:font-name-complex="Segoe UI" fo:color="#242729" fo:font-size="10pt" style:font-size-asian="10pt" style:font-size-complex="10pt"/>
    </style:style>
    <style:style style:name="T259" style:parent-style-name="Hyperlink" style:family="text">
      <style:text-properties style:font-name="inherit" style:font-name-complex="Segoe UI" fo:font-size="10pt" style:font-size-asian="10pt" style:font-size-complex="10pt"/>
    </style:style>
    <style:style style:name="T260" style:parent-style-name="DefaultParagraphFont" style:family="text">
      <style:text-properties style:font-name="inherit" style:font-name-complex="Segoe UI" fo:color="#242729" fo:font-size="10pt" style:font-size-asian="10pt" style:font-size-complex="10pt"/>
    </style:style>
    <style:style style:name="T261" style:parent-style-name="relativetime-clean" style:family="text">
      <style:text-properties style:font-name="inherit" style:font-name-complex="Segoe UI" fo:color="#0000FF" fo:font-size="10pt" style:font-size-asian="10pt" style:font-size-complex="10pt"/>
    </style:style>
    <style:style style:name="P262" style:parent-style-name="Normal" style:family="paragraph">
      <style:paragraph-properties style:vertical-align="baseline" fo:background-color="#FFFFFF"/>
    </style:style>
    <style:style style:name="T263" style:parent-style-name="Hyperlink" style:family="text">
      <style:text-properties style:font-name="inherit" style:font-name-complex="Segoe UI" fo:font-size="10pt" style:font-size-asian="10pt" style:font-size-complex="10pt"/>
    </style:style>
    <style:style style:name="T264" style:parent-style-name="Hyperlink" style:family="text">
      <style:text-properties style:font-name="inherit" style:font-name-complex="Segoe UI" fo:font-weight="bold" style:font-weight-asian="bold" style:font-weight-complex="bold" fo:font-size="10pt" style:font-size-asian="10pt" style:font-size-complex="10pt"/>
    </style:style>
    <style:style style:name="T265" style:parent-style-name="Hyperlink" style:family="text">
      <style:text-properties style:font-name="inherit" style:font-name-complex="Segoe UI" fo:font-size="10pt" style:font-size-asian="10pt" style:font-size-complex="10pt"/>
    </style:style>
    <style:style style:name="P266" style:parent-style-name="Normal" style:family="paragraph">
      <style:paragraph-properties style:vertical-align="baseline" fo:background-color="#FFFFFF"/>
      <style:text-properties style:font-name="inherit" style:font-name-complex="Segoe UI" fo:color="#242729" fo:font-size="10pt" style:font-size-asian="10pt" style:font-size-complex="10pt"/>
    </style:style>
    <style:style style:name="P267" style:parent-style-name="NormalWeb" style:family="paragraph">
      <style:paragraph-properties style:vertical-align="baseline" fo:margin-top="0in" fo:margin-bottom="0in" fo:background-color="#FFFFFF"/>
    </style:style>
    <style:style style:name="T268" style:parent-style-name="DefaultParagraphFont" style:family="text">
      <style:text-properties style:font-name="inherit" style:font-name-complex="Segoe UI" fo:color="#242729" fo:font-size="11.5pt" style:font-size-asian="11.5pt" style:font-size-complex="11.5pt"/>
    </style:style>
    <style:style style:name="T269" style:parent-style-name="Hyperlink" style:family="text">
      <style:text-properties style:font-name="inherit" style:font-name-complex="Segoe UI" fo:font-size="11.5pt" style:font-size-asian="11.5pt" style:font-size-complex="11.5pt"/>
    </style:style>
    <style:style style:name="T270" style:parent-style-name="DefaultParagraphFont" style:family="text">
      <style:text-properties style:font-name="inherit" style:font-name-complex="Segoe UI" fo:color="#242729" fo:font-size="11.5pt" style:font-size-asian="11.5pt" style:font-size-complex="11.5pt"/>
    </style:style>
    <style:style style:name="P271" style:parent-style-name="NormalWeb" style:family="paragraph">
      <style:paragraph-properties style:vertical-align="baseline" fo:margin-top="0in" fo:margin-bottom="0in" fo:background-color="#FFFFFF"/>
    </style:style>
    <style:style style:name="T272" style:parent-style-name="DefaultParagraphFont" style:family="text">
      <style:text-properties style:font-name="inherit" style:font-name-complex="Segoe UI" fo:color="#242729" fo:font-size="11.5pt" style:font-size-asian="11.5pt" style:font-size-complex="11.5pt"/>
    </style:style>
    <style:style style:name="T273" style:parent-style-name="Hyperlink" style:family="text">
      <style:text-properties style:font-name="inherit" style:font-name-complex="Segoe UI" fo:font-size="11.5pt" style:font-size-asian="11.5pt" style:font-size-complex="11.5pt"/>
    </style:style>
    <style:style style:name="T274" style:parent-style-name="DefaultParagraphFont" style:family="text">
      <style:text-properties style:font-name="inherit" style:font-name-complex="Segoe UI" fo:color="#242729" fo:font-size="11.5pt" style:font-size-asian="11.5pt" style:font-size-complex="11.5pt"/>
    </style:style>
    <style:style style:name="P275" style:parent-style-name="NormalWeb" style:family="paragraph">
      <style:paragraph-properties style:vertical-align="baseline" fo:margin-top="0in" fo:margin-bottom="0in" fo:background-color="#FFFFFF"/>
      <style:text-properties style:font-name="inherit" style:font-name-complex="Segoe UI" fo:color="#242729" fo:font-size="11.5pt" style:font-size-asian="11.5pt" style:font-size-complex="11.5pt"/>
    </style:style>
    <style:style style:name="P276" style:parent-style-name="Normal" style:family="paragraph">
      <style:paragraph-properties style:vertical-align="baseline" fo:background-color="#FFFFFF"/>
    </style:style>
    <style:style style:name="T277" style:parent-style-name="Hyperlink" style:family="text">
      <style:text-properties style:font-name="inherit" style:font-name-complex="Segoe UI" fo:font-size="10pt" style:font-size-asian="10pt" style:font-size-complex="10pt"/>
    </style:style>
    <style:style style:name="P278" style:parent-style-name="Normal" style:family="paragraph">
      <style:paragraph-properties style:vertical-align="baseline" fo:background-color="#FFFFFF"/>
    </style:style>
    <style:style style:name="T279" style:parent-style-name="Hyperlink" style:family="text">
      <style:text-properties style:font-name="inherit" style:font-name-complex="Segoe UI" fo:font-size="10pt" style:font-size-asian="10pt" style:font-size-complex="10pt"/>
    </style:style>
    <style:style style:name="P280" style:parent-style-name="Normal" style:family="paragraph">
      <style:paragraph-properties style:vertical-align="baseline" fo:background-color="#FFFFFF"/>
      <style:text-properties style:font-name="inherit" style:font-name-complex="Segoe UI" fo:color="#242729" fo:font-size="10pt" style:font-size-asian="10pt" style:font-size-complex="10pt"/>
    </style:style>
    <style:style style:name="P281" style:parent-style-name="Normal" style:family="paragraph">
      <style:paragraph-properties style:vertical-align="baseline" fo:background-color="#FFFFFF"/>
    </style:style>
    <style:style style:name="T282" style:parent-style-name="DefaultParagraphFont" style:family="text">
      <style:text-properties style:font-name="inherit" style:font-name-complex="Segoe UI" fo:color="#242729" fo:font-size="9pt" style:font-size-asian="9pt" style:font-size-complex="9pt"/>
    </style:style>
    <style:style style:name="T283" style:parent-style-name="relativetime" style:family="text">
      <style:text-properties style:font-name="inherit" style:font-name-complex="Segoe UI" fo:color="#242729" fo:font-size="9pt" style:font-size-asian="9pt" style:font-size-complex="9pt"/>
    </style:style>
    <style:style style:name="P284" style:parent-style-name="Normal" style:family="paragraph">
      <style:paragraph-properties style:vertical-align="baseline" fo:background-color="#FFFFFF"/>
    </style:style>
    <style:style style:name="P285" style:parent-style-name="Normal" style:family="paragraph">
      <style:paragraph-properties style:vertical-align="baseline" fo:background-color="#FFFFFF"/>
    </style:style>
    <style:style style:name="T286" style:parent-style-name="DefaultParagraphFont" style:family="text">
      <style:text-properties style:font-name="inherit" style:font-name-complex="Segoe UI" fo:color="#0000FF" fo:font-size="10pt" style:font-size-asian="10pt" style:font-size-complex="10pt"/>
    </style:style>
    <style:style style:name="P287" style:parent-style-name="Normal" style:family="paragraph">
      <style:paragraph-properties style:vertical-align="baseline" fo:background-color="#FFFFFF"/>
    </style:style>
    <style:style style:name="P288" style:parent-style-name="Normal" style:family="paragraph">
      <style:paragraph-properties style:vertical-align="baseline" style:line-height-at-least="0.177in" fo:background-color="#FFFFFF"/>
    </style:style>
    <style:style style:name="T289" style:parent-style-name="Hyperlink" style:family="text">
      <style:text-properties style:font-name="inherit" style:font-name-complex="Segoe UI" fo:font-size="10pt" style:font-size-asian="10pt" style:font-size-complex="10pt"/>
    </style:style>
    <style:style style:name="P290" style:parent-style-name="Normal" style:family="paragraph">
      <style:paragraph-properties style:vertical-align="baseline" style:line-height-at-least="0.177in" fo:background-color="#FFFFFF"/>
    </style:style>
    <style:style style:name="T291" style:parent-style-name="reputation-score" style:family="text">
      <style:text-properties style:font-name="inherit" style:font-name-complex="Segoe UI" fo:font-weight="bold" style:font-weight-asian="bold" style:font-weight-complex="bold" fo:color="#242729" fo:font-size="9pt" style:font-size-asian="9pt" style:font-size-complex="9pt"/>
    </style:style>
    <style:style style:name="T292" style:parent-style-name="badgecount" style:family="text">
      <style:text-properties style:font-name="inherit" style:font-name-complex="Segoe UI" fo:color="#242729" fo:font-size="9pt" style:font-size-asian="9pt" style:font-size-complex="9pt"/>
    </style:style>
    <style:style style:name="T293" style:parent-style-name="v-visible-sr" style:family="text">
      <style:text-properties style:font-name="inherit" style:font-name-complex="Segoe UI" fo:color="#242729" fo:font-size="10pt" style:font-size-asian="10pt" style:font-size-complex="10pt"/>
    </style:style>
    <style:style style:name="T294" style:parent-style-name="badgecount" style:family="text">
      <style:text-properties style:font-name="inherit" style:font-name-complex="Segoe UI" fo:color="#242729" fo:font-size="9pt" style:font-size-asian="9pt" style:font-size-complex="9pt"/>
    </style:style>
    <style:style style:name="T295" style:parent-style-name="v-visible-sr" style:family="text">
      <style:text-properties style:font-name="inherit" style:font-name-complex="Segoe UI" fo:color="#242729" fo:font-size="10pt" style:font-size-asian="10pt" style:font-size-complex="10pt"/>
    </style:style>
    <style:style style:name="T296" style:parent-style-name="badgecount" style:family="text">
      <style:text-properties style:font-name="inherit" style:font-name-complex="Segoe UI" fo:color="#242729" fo:font-size="9pt" style:font-size-asian="9pt" style:font-size-complex="9pt"/>
    </style:style>
    <style:style style:name="T297" style:parent-style-name="v-visible-sr" style:family="text">
      <style:text-properties style:font-name="inherit" style:font-name-complex="Segoe UI" fo:color="#242729" fo:font-size="10pt" style:font-size-asian="10pt" style:font-size-complex="10pt"/>
    </style:style>
    <style:style style:name="P298" style:parent-style-name="comment" style:family="paragraph">
      <style:paragraph-properties style:vertical-align="baseline" fo:margin-top="0in" fo:margin-bottom="0in" fo:background-color="#FFFFFF"/>
    </style:style>
    <style:style style:name="T299" style:parent-style-name="cool" style:family="text">
      <style:text-properties style:font-name="inherit" style:font-name-complex="Segoe UI" fo:color="#242729" fo:font-size="10pt" style:font-size-asian="10pt" style:font-size-complex="10pt"/>
    </style:style>
    <style:style style:name="P300" style:parent-style-name="comment" style:family="paragraph">
      <style:paragraph-properties style:vertical-align="baseline" fo:margin-top="0in" fo:margin-bottom="0in" fo:margin-left="0.5in" fo:background-color="#FFFFFF">
        <style:tab-stops/>
      </style:paragraph-properties>
    </style:style>
    <style:style style:name="T301" style:parent-style-name="comment-copy" style:family="text">
      <style:text-properties style:font-name="inherit" style:font-name-complex="Segoe UI" fo:color="#242729" fo:font-size="10pt" style:font-size-asian="10pt" style:font-size-complex="10pt"/>
    </style:style>
    <style:style style:name="T302" style:parent-style-name="Hyperlink" style:family="text">
      <style:text-properties style:font-name="inherit" style:font-name-complex="Segoe UI" fo:font-size="10pt" style:font-size-asian="10pt" style:font-size-complex="10pt"/>
    </style:style>
    <style:style style:name="T303" style:parent-style-name="comment-copy" style:family="text">
      <style:text-properties style:font-name="inherit" style:font-name-complex="Segoe UI" fo:color="#242729" fo:font-size="10pt" style:font-size-asian="10pt" style:font-size-complex="10pt"/>
    </style:style>
    <style:style style:name="T304" style:parent-style-name="DefaultParagraphFont" style:family="text">
      <style:text-properties style:font-name="inherit" style:font-name-complex="Segoe UI" fo:color="#242729" fo:font-size="10pt" style:font-size-asian="10pt" style:font-size-complex="10pt"/>
    </style:style>
    <style:style style:name="T305" style:parent-style-name="Hyperlink" style:family="text">
      <style:text-properties style:font-name="inherit" style:font-name-complex="Segoe UI" fo:font-size="10pt" style:font-size-asian="10pt" style:font-size-complex="10pt"/>
    </style:style>
    <style:style style:name="T306" style:parent-style-name="DefaultParagraphFont" style:family="text">
      <style:text-properties style:font-name="inherit" style:font-name-complex="Segoe UI" fo:color="#242729" fo:font-size="10pt" style:font-size-asian="10pt" style:font-size-complex="10pt"/>
    </style:style>
    <style:style style:name="T307" style:parent-style-name="relativetime-clean" style:family="text">
      <style:text-properties style:font-name="inherit" style:font-name-complex="Segoe UI" fo:color="#0000FF" fo:font-size="10pt" style:font-size-asian="10pt" style:font-size-complex="10pt"/>
    </style:style>
    <style:style style:name="T308" style:parent-style-name="DefaultParagraphFont" style:family="text">
      <style:text-properties style:font-name="inherit" style:font-name-complex="Segoe UI" fo:color="#242729" fo:font-size="10pt" style:font-size-asian="10pt" style:font-size-complex="10pt"/>
    </style:style>
    <style:style style:name="P309" style:parent-style-name="comment" style:family="paragraph">
      <style:paragraph-properties style:vertical-align="baseline" fo:margin-top="0in" fo:margin-bottom="0in" fo:background-color="#FFFFFF"/>
    </style:style>
    <style:style style:name="T310" style:parent-style-name="cool" style:family="text">
      <style:text-properties style:font-name="inherit" style:font-name-complex="Segoe UI" fo:color="#242729" fo:font-size="10pt" style:font-size-asian="10pt" style:font-size-complex="10pt"/>
    </style:style>
    <style:style style:name="P311" style:parent-style-name="comment" style:family="paragraph">
      <style:paragraph-properties style:vertical-align="baseline" fo:margin-top="0in" fo:margin-bottom="0in" fo:margin-left="0.5in" fo:background-color="#FFFFFF">
        <style:tab-stops/>
      </style:paragraph-properties>
    </style:style>
    <style:style style:name="T312" style:parent-style-name="comment-copy" style:family="text">
      <style:text-properties style:font-name="inherit" style:font-name-complex="Segoe UI" fo:color="#242729" fo:font-size="10pt" style:font-size-asian="10pt" style:font-size-complex="10pt"/>
    </style:style>
    <style:style style:name="T313" style:parent-style-name="DefaultParagraphFont" style:family="text">
      <style:text-properties style:font-name="inherit" style:font-name-complex="Segoe UI" fo:color="#242729" fo:font-size="10pt" style:font-size-asian="10pt" style:font-size-complex="10pt"/>
    </style:style>
    <style:style style:name="T314" style:parent-style-name="Hyperlink" style:family="text">
      <style:text-properties style:font-name="inherit" style:font-name-complex="Segoe UI" fo:font-size="10pt" style:font-size-asian="10pt" style:font-size-complex="10pt"/>
    </style:style>
    <style:style style:name="T315" style:parent-style-name="DefaultParagraphFont" style:family="text">
      <style:text-properties style:font-name="inherit" style:font-name-complex="Segoe UI" fo:color="#242729" fo:font-size="10pt" style:font-size-asian="10pt" style:font-size-complex="10pt"/>
    </style:style>
    <style:style style:name="T316" style:parent-style-name="relativetime-clean" style:family="text">
      <style:text-properties style:font-name="inherit" style:font-name-complex="Segoe UI" fo:color="#0000FF" fo:font-size="10pt" style:font-size-asian="10pt" style:font-size-complex="10pt"/>
    </style:style>
    <style:style style:name="P317" style:parent-style-name="comment" style:family="paragraph">
      <style:paragraph-properties style:vertical-align="baseline" fo:margin-top="0in" fo:margin-bottom="0in" fo:background-color="#FFFFFF"/>
    </style:style>
    <style:style style:name="T318" style:parent-style-name="comment-copy" style:family="text">
      <style:text-properties style:font-name="inherit" style:font-name-complex="Segoe UI" fo:color="#242729" fo:font-size="10pt" style:font-size-asian="10pt" style:font-size-complex="10pt"/>
    </style:style>
    <style:style style:name="T319" style:parent-style-name="DefaultParagraphFont" style:family="text">
      <style:text-properties style:font-name="inherit" style:font-name-complex="Segoe UI" fo:color="#242729" fo:font-size="10pt" style:font-size-asian="10pt" style:font-size-complex="10pt"/>
    </style:style>
    <style:style style:name="T320" style:parent-style-name="Hyperlink" style:family="text">
      <style:text-properties style:font-name="inherit" style:font-name-complex="Segoe UI" fo:font-size="10pt" style:font-size-asian="10pt" style:font-size-complex="10pt"/>
    </style:style>
    <style:style style:name="T321" style:parent-style-name="DefaultParagraphFont" style:family="text">
      <style:text-properties style:font-name="inherit" style:font-name-complex="Segoe UI" fo:color="#242729" fo:font-size="10pt" style:font-size-asian="10pt" style:font-size-complex="10pt"/>
    </style:style>
    <style:style style:name="T322" style:parent-style-name="relativetime-clean" style:family="text">
      <style:text-properties style:font-name="inherit" style:font-name-complex="Segoe UI" fo:color="#0000FF" fo:font-size="10pt" style:font-size-asian="10pt" style:font-size-complex="10pt"/>
    </style:style>
    <style:style style:name="T323" style:parent-style-name="DefaultParagraphFont" style:family="text">
      <style:text-properties style:font-name="inherit" style:font-name-complex="Segoe UI" fo:color="#242729" fo:font-size="10pt" style:font-size-asian="10pt" style:font-size-complex="10pt"/>
    </style:style>
    <style:style style:name="P324" style:parent-style-name="comment" style:family="paragraph">
      <style:paragraph-properties style:vertical-align="baseline" fo:margin-top="0in" fo:margin-bottom="0in" fo:background-color="#FFFFFF"/>
    </style:style>
    <style:style style:name="T325" style:parent-style-name="cool" style:family="text">
      <style:text-properties style:font-name="inherit" style:font-name-complex="Segoe UI" fo:color="#242729" fo:font-size="10pt" style:font-size-asian="10pt" style:font-size-complex="10pt"/>
    </style:style>
    <style:style style:name="P326" style:parent-style-name="comment" style:family="paragraph">
      <style:paragraph-properties style:vertical-align="baseline" fo:margin-top="0in" fo:margin-bottom="0in" fo:margin-left="0.5in" fo:background-color="#FFFFFF">
        <style:tab-stops/>
      </style:paragraph-properties>
    </style:style>
    <style:style style:name="T327" style:parent-style-name="comment-copy" style:family="text">
      <style:text-properties style:font-name="inherit" style:font-name-complex="Segoe UI" fo:color="#242729" fo:font-size="10pt" style:font-size-asian="10pt" style:font-size-complex="10pt"/>
    </style:style>
    <style:style style:name="T328" style:parent-style-name="Hyperlink" style:family="text">
      <style:text-properties style:font-name="inherit" style:font-name-complex="Segoe UI" fo:font-size="10pt" style:font-size-asian="10pt" style:font-size-complex="10pt"/>
    </style:style>
    <style:style style:name="T329" style:parent-style-name="comment-copy" style:family="text">
      <style:text-properties style:font-name="inherit" style:font-name-complex="Segoe UI" fo:color="#242729" fo:font-size="10pt" style:font-size-asian="10pt" style:font-size-complex="10pt"/>
    </style:style>
    <style:style style:name="T330" style:parent-style-name="DefaultParagraphFont" style:family="text">
      <style:text-properties style:font-name="inherit" style:font-name-complex="Segoe UI" fo:color="#242729" fo:font-size="10pt" style:font-size-asian="10pt" style:font-size-complex="10pt"/>
    </style:style>
    <style:style style:name="T331" style:parent-style-name="comment-user" style:family="text">
      <style:text-properties style:font-name="inherit" style:font-name-complex="Segoe UI" fo:color="#242729" fo:font-size="10pt" style:font-size-asian="10pt" style:font-size-complex="10pt"/>
    </style:style>
    <style:style style:name="T332" style:parent-style-name="DefaultParagraphFont" style:family="text">
      <style:text-properties style:font-name="inherit" style:font-name-complex="Segoe UI" fo:color="#242729" fo:font-size="10pt" style:font-size-asian="10pt" style:font-size-complex="10pt"/>
    </style:style>
    <style:style style:name="T333" style:parent-style-name="relativetime-clean" style:family="text">
      <style:text-properties style:font-name="inherit" style:font-name-complex="Segoe UI" fo:color="#0000FF" fo:font-size="10pt" style:font-size-asian="10pt" style:font-size-complex="10pt"/>
    </style:style>
    <style:style style:name="P334" style:parent-style-name="Normal" style:family="paragraph">
      <style:paragraph-properties style:vertical-align="baseline" fo:background-color="#FFFFFF"/>
    </style:style>
    <style:style style:name="T335" style:parent-style-name="Hyperlink" style:family="text">
      <style:text-properties style:font-name="inherit" style:font-name-complex="Segoe UI" fo:color="#848D95" fo:font-size="10pt" style:font-size-asian="10pt" style:font-size-complex="10pt"/>
    </style:style>
    <style:style style:name="P336" style:parent-style-name="Normal" style:family="paragraph">
      <style:paragraph-properties style:vertical-align="baseline" fo:background-color="#FFFFFF"/>
      <style:text-properties style:font-name="inherit" style:font-name-complex="Segoe UI" fo:color="#242729" fo:font-size="10pt" style:font-size-asian="10pt" style:font-size-complex="10pt"/>
    </style:style>
    <style:style style:name="P337" style:parent-style-name="NormalWeb" style:family="paragraph">
      <style:paragraph-properties style:vertical-align="baseline" fo:margin-top="0in" fo:background-color="#FFFFFF"/>
      <style:text-properties style:font-name="inherit" style:font-name-complex="Segoe UI" fo:color="#242729" fo:font-size="11.5pt" style:font-size-asian="11.5pt" style:font-size-complex="11.5pt"/>
    </style:style>
    <style:style style:name="P338" style:parent-style-name="NormalWeb" style:family="paragraph">
      <style:paragraph-properties style:vertical-align="baseline" fo:margin-top="0in" fo:margin-bottom="0in" fo:margin-left="0.8125in" fo:background-color="#FFFFFF">
        <style:tab-stops>
          <style:tab-stop style:type="left" style:position="-0.3125in"/>
        </style:tab-stops>
      </style:paragraph-properties>
      <style:text-properties style:font-name="inherit" style:font-name-complex="Segoe UI" fo:color="#242729" fo:font-size="11.5pt" style:font-size-asian="11.5pt" style:font-size-complex="11.5pt"/>
    </style:style>
    <style:style style:name="P339" style:parent-style-name="NormalWeb" style:family="paragraph">
      <style:paragraph-properties style:vertical-align="baseline" fo:margin-top="0in" fo:margin-bottom="0in" fo:margin-left="0.8125in" fo:background-color="#FFFFFF">
        <style:tab-stops>
          <style:tab-stop style:type="left" style:position="-0.3125in"/>
        </style:tab-stops>
      </style:paragraph-properties>
      <style:text-properties style:font-name="inherit" style:font-name-complex="Segoe UI" fo:color="#242729" fo:font-size="11.5pt" style:font-size-asian="11.5pt" style:font-size-complex="11.5pt"/>
    </style:style>
    <style:style style:name="P340" style:parent-style-name="Normal" style:family="paragraph">
      <style:paragraph-properties style:vertical-align="baseline" fo:margin-bottom="0.0694in" fo:line-height="100%" fo:margin-left="0.8125in" fo:background-color="#FFFFFF">
        <style:tab-stops>
          <style:tab-stop style:type="left" style:position="-0.3125in"/>
        </style:tab-stops>
      </style:paragraph-properties>
      <style:text-properties style:font-name="inherit" style:font-name-complex="Segoe UI" fo:color="#242729" fo:font-size="11.5pt" style:font-size-asian="11.5pt" style:font-size-complex="11.5pt"/>
    </style:style>
    <style:style style:name="P341" style:parent-style-name="Normal" style:family="paragraph">
      <style:paragraph-properties style:vertical-align="baseline" fo:margin-bottom="0.0694in" fo:line-height="100%" fo:margin-left="0.8125in" fo:background-color="#FFFFFF">
        <style:tab-stops>
          <style:tab-stop style:type="left" style:position="-0.3125in"/>
        </style:tab-stops>
      </style:paragraph-properties>
      <style:text-properties style:font-name="inherit" style:font-name-complex="Segoe UI" fo:color="#242729" fo:font-size="11.5pt" style:font-size-asian="11.5pt" style:font-size-complex="11.5pt"/>
    </style:style>
    <style:style style:name="P342" style:parent-style-name="Normal" style:family="paragraph">
      <style:paragraph-properties style:vertical-align="baseline" fo:margin-bottom="0in" fo:line-height="100%" fo:margin-left="0.8125in" fo:background-color="#FFFFFF">
        <style:tab-stops>
          <style:tab-stop style:type="left" style:position="-0.3125in"/>
        </style:tab-stops>
      </style:paragraph-properties>
      <style:text-properties style:font-name="inherit" style:font-name-complex="Segoe UI" fo:color="#242729" fo:font-size="11.5pt" style:font-size-asian="11.5pt" style:font-size-complex="11.5pt"/>
    </style:style>
    <style:style style:name="P343" style:parent-style-name="NormalWeb" style:family="paragraph">
      <style:paragraph-properties style:vertical-align="baseline" fo:margin-top="0in" fo:background-color="#FFFFFF"/>
      <style:text-properties style:font-name="inherit" style:font-name-complex="Segoe UI" fo:color="#242729" fo:font-size="11.5pt" style:font-size-asian="11.5pt" style:font-size-complex="11.5pt"/>
    </style:style>
    <style:style style:name="P344" style:parent-style-name="NormalWeb" style:family="paragraph">
      <style:paragraph-properties style:vertical-align="baseline" fo:margin-top="0in" fo:background-color="#FFFFFF"/>
      <style:text-properties style:font-name="inherit" style:font-name-complex="Segoe UI" fo:color="#242729" fo:font-size="11.5pt" style:font-size-asian="11.5pt" style:font-size-complex="11.5pt"/>
    </style:style>
    <style:style style:name="P345" style:parent-style-name="Normal" style:family="paragraph">
      <style:paragraph-properties style:vertical-align="baseline" fo:margin-bottom="0in" fo:line-height="100%" fo:margin-left="0.8125in" fo:background-color="#FFFFFF">
        <style:tab-stops>
          <style:tab-stop style:type="left" style:position="-0.3125in"/>
        </style:tab-stops>
      </style:paragraph-properties>
    </style:style>
    <style:style style:name="T346" style:parent-style-name="DefaultParagraphFont" style:family="text">
      <style:text-properties style:font-name="inherit" style:font-name-complex="Segoe UI" fo:color="#242729" fo:font-size="11.5pt" style:font-size-asian="11.5pt" style:font-size-complex="11.5pt"/>
    </style:style>
    <style:style style:name="T347" style:parent-style-name="Hyperlink" style:family="text">
      <style:text-properties style:font-name="inherit" style:font-name-complex="Segoe UI" fo:font-size="11.5pt" style:font-size-asian="11.5pt" style:font-size-complex="11.5pt"/>
    </style:style>
    <style:style style:name="P348" style:parent-style-name="Normal" style:family="paragraph">
      <style:paragraph-properties style:vertical-align="baseline" fo:margin-bottom="0in" fo:line-height="100%" fo:margin-left="0.8125in" fo:background-color="#FFFFFF">
        <style:tab-stops>
          <style:tab-stop style:type="left" style:position="-0.3125in"/>
        </style:tab-stops>
      </style:paragraph-properties>
    </style:style>
    <style:style style:name="T349" style:parent-style-name="DefaultParagraphFont" style:family="text">
      <style:text-properties style:font-name="inherit" style:font-name-complex="Segoe UI" fo:color="#242729" fo:font-size="11.5pt" style:font-size-asian="11.5pt" style:font-size-complex="11.5pt"/>
    </style:style>
    <style:style style:name="T350" style:parent-style-name="Hyperlink" style:family="text">
      <style:text-properties style:font-name="inherit" style:font-name-complex="Segoe UI" fo:font-size="11.5pt" style:font-size-asian="11.5pt" style:font-size-complex="11.5pt"/>
    </style:style>
    <style:style style:name="P351" style:parent-style-name="NormalWeb" style:family="paragraph">
      <style:paragraph-properties style:vertical-align="baseline" fo:margin-top="0in" fo:background-color="#FFFFFF"/>
      <style:text-properties style:font-name="inherit" style:font-name-complex="Segoe UI" fo:color="#242729" fo:font-size="11.5pt" style:font-size-asian="11.5pt" style:font-size-complex="11.5pt"/>
    </style:style>
    <style:style style:name="P352" style:parent-style-name="NormalWeb" style:family="paragraph">
      <style:paragraph-properties style:vertical-align="baseline" fo:margin-top="0in" fo:margin-bottom="0in" fo:background-color="#FFFFFF"/>
      <style:text-properties style:font-name="inherit" style:font-name-complex="Segoe UI" fo:color="#242729" fo:font-size="11.5pt" style:font-size-asian="11.5pt" style:font-size-complex="11.5pt"/>
    </style:style>
    <style:style style:name="P353" style:parent-style-name="Normal" style:family="paragraph">
      <style:paragraph-properties style:vertical-align="baseline" fo:background-color="#FFFFFF"/>
    </style:style>
    <style:style style:name="T354" style:parent-style-name="Hyperlink" style:family="text">
      <style:text-properties style:font-name="inherit" style:font-name-complex="Segoe UI" fo:font-size="10pt" style:font-size-asian="10pt" style:font-size-complex="10pt"/>
    </style:style>
    <style:style style:name="P355" style:parent-style-name="Normal" style:family="paragraph">
      <style:paragraph-properties style:vertical-align="baseline" fo:background-color="#FFFFFF"/>
    </style:style>
    <style:style style:name="T356" style:parent-style-name="Hyperlink" style:family="text">
      <style:text-properties style:font-name="inherit" style:font-name-complex="Segoe UI" fo:font-size="10pt" style:font-size-asian="10pt" style:font-size-complex="10pt"/>
    </style:style>
    <style:style style:name="P357" style:parent-style-name="Normal" style:family="paragraph">
      <style:paragraph-properties style:vertical-align="baseline" fo:background-color="#FFFFFF"/>
      <style:text-properties style:font-name="inherit" style:font-name-complex="Segoe UI" fo:color="#242729" fo:font-size="10pt" style:font-size-asian="10pt" style:font-size-complex="10pt"/>
    </style:style>
    <style:style style:name="P358" style:parent-style-name="Normal" style:family="paragraph">
      <style:paragraph-properties style:vertical-align="baseline" fo:background-color="#FFFFFF"/>
    </style:style>
    <style:style style:name="T359" style:parent-style-name="Hyperlink" style:family="text">
      <style:text-properties style:font-name="inherit" style:font-name-complex="Segoe UI" fo:font-size="9pt" style:font-size-asian="9pt" style:font-size-complex="9pt"/>
    </style:style>
    <style:style style:name="T360" style:parent-style-name="relativetime" style:family="text">
      <style:text-properties style:font-name="inherit" style:font-name-complex="Segoe UI" fo:color="#0000FF" fo:font-size="9pt" style:font-size-asian="9pt" style:font-size-complex="9pt"/>
    </style:style>
    <style:style style:name="P361" style:parent-style-name="Normal" style:family="paragraph">
      <style:paragraph-properties style:vertical-align="baseline" fo:background-color="#FFFFFF"/>
    </style:style>
    <style:style style:name="P362" style:parent-style-name="Normal" style:family="paragraph">
      <style:paragraph-properties style:vertical-align="baseline" fo:background-color="#FFFFFF"/>
    </style:style>
    <style:style style:name="T363" style:parent-style-name="DefaultParagraphFont" style:family="text">
      <style:text-properties style:font-name="inherit" style:font-name-complex="Segoe UI" fo:color="#0000FF" fo:font-size="10pt" style:font-size-asian="10pt" style:font-size-complex="10pt"/>
    </style:style>
    <style:style style:name="P364" style:parent-style-name="Normal" style:family="paragraph">
      <style:paragraph-properties style:vertical-align="baseline" fo:background-color="#FFFFFF"/>
    </style:style>
    <style:style style:name="P365" style:parent-style-name="Normal" style:family="paragraph">
      <style:paragraph-properties style:vertical-align="baseline" style:line-height-at-least="0.177in" fo:background-color="#FFFFFF"/>
    </style:style>
    <style:style style:name="T366" style:parent-style-name="Hyperlink" style:family="text">
      <style:text-properties style:font-name="inherit" style:font-name-complex="Segoe UI" fo:font-size="10pt" style:font-size-asian="10pt" style:font-size-complex="10pt"/>
    </style:style>
    <style:style style:name="P367" style:parent-style-name="Normal" style:family="paragraph">
      <style:paragraph-properties style:vertical-align="baseline" style:line-height-at-least="0.177in" fo:background-color="#FFFFFF"/>
    </style:style>
    <style:style style:name="T368" style:parent-style-name="reputation-score" style:family="text">
      <style:text-properties style:font-name="inherit" style:font-name-complex="Segoe UI" fo:font-weight="bold" style:font-weight-asian="bold" style:font-weight-complex="bold" fo:color="#242729" fo:font-size="9pt" style:font-size-asian="9pt" style:font-size-complex="9pt"/>
    </style:style>
    <style:style style:name="T369" style:parent-style-name="badgecount" style:family="text">
      <style:text-properties style:font-name="inherit" style:font-name-complex="Segoe UI" fo:color="#242729" fo:font-size="9pt" style:font-size-asian="9pt" style:font-size-complex="9pt"/>
    </style:style>
    <style:style style:name="T370" style:parent-style-name="v-visible-sr" style:family="text">
      <style:text-properties style:font-name="inherit" style:font-name-complex="Segoe UI" fo:color="#242729" fo:font-size="10pt" style:font-size-asian="10pt" style:font-size-complex="10pt"/>
    </style:style>
    <style:style style:name="T371" style:parent-style-name="badgecount" style:family="text">
      <style:text-properties style:font-name="inherit" style:font-name-complex="Segoe UI" fo:color="#242729" fo:font-size="9pt" style:font-size-asian="9pt" style:font-size-complex="9pt"/>
    </style:style>
    <style:style style:name="T372" style:parent-style-name="v-visible-sr" style:family="text">
      <style:text-properties style:font-name="inherit" style:font-name-complex="Segoe UI" fo:color="#242729" fo:font-size="10pt" style:font-size-asian="10pt" style:font-size-complex="10pt"/>
    </style:style>
    <style:style style:name="T373" style:parent-style-name="badgecount" style:family="text">
      <style:text-properties style:font-name="inherit" style:font-name-complex="Segoe UI" fo:color="#242729" fo:font-size="9pt" style:font-size-asian="9pt" style:font-size-complex="9pt"/>
    </style:style>
    <style:style style:name="T374" style:parent-style-name="v-visible-sr" style:family="text">
      <style:text-properties style:font-name="inherit" style:font-name-complex="Segoe UI" fo:color="#242729" fo:font-size="10pt" style:font-size-asian="10pt" style:font-size-complex="10pt"/>
    </style:style>
    <style:style style:name="P375" style:parent-style-name="Normal" style:family="paragraph">
      <style:paragraph-properties style:vertical-align="baseline" fo:line-height="100%" fo:background-color="#FFFFFF"/>
    </style:style>
    <style:style style:name="T376" style:parent-style-name="DefaultParagraphFont" style:family="text">
      <style:text-properties style:font-name="inherit" style:font-name-complex="Segoe UI" fo:color="#242729" fo:font-size="9pt" style:font-size-asian="9pt" style:font-size-complex="9pt"/>
    </style:style>
    <style:style style:name="T377" style:parent-style-name="relativetime" style:family="text">
      <style:text-properties style:font-name="inherit" style:font-name-complex="Segoe UI" fo:color="#242729" fo:font-size="9pt" style:font-size-asian="9pt" style:font-size-complex="9pt"/>
    </style:style>
    <style:style style:name="P378" style:parent-style-name="Normal" style:family="paragraph">
      <style:paragraph-properties style:vertical-align="baseline" fo:background-color="#FFFFFF"/>
    </style:style>
    <style:style style:name="P379" style:parent-style-name="Normal" style:family="paragraph">
      <style:paragraph-properties style:vertical-align="baseline" fo:background-color="#FFFFFF"/>
    </style:style>
    <style:style style:name="T380" style:parent-style-name="DefaultParagraphFont" style:family="text">
      <style:text-properties style:font-name="inherit" style:font-name-complex="Segoe UI" fo:color="#0000FF" fo:font-size="10pt" style:font-size-asian="10pt" style:font-size-complex="10pt"/>
    </style:style>
    <style:style style:name="P381" style:parent-style-name="Normal" style:family="paragraph">
      <style:paragraph-properties style:vertical-align="baseline" fo:background-color="#FFFFFF"/>
    </style:style>
    <style:style style:name="P382" style:parent-style-name="Normal" style:family="paragraph">
      <style:paragraph-properties style:vertical-align="baseline" style:line-height-at-least="0.177in" fo:background-color="#FFFFFF"/>
    </style:style>
    <style:style style:name="T383" style:parent-style-name="Hyperlink" style:family="text">
      <style:text-properties style:font-name="inherit" style:font-name-complex="Segoe UI" fo:font-size="10pt" style:font-size-asian="10pt" style:font-size-complex="10pt"/>
    </style:style>
    <style:style style:name="P384" style:parent-style-name="Normal" style:family="paragraph">
      <style:paragraph-properties style:vertical-align="baseline" style:line-height-at-least="0.177in" fo:background-color="#FFFFFF"/>
    </style:style>
    <style:style style:name="T385" style:parent-style-name="reputation-score" style:family="text">
      <style:text-properties style:font-name="inherit" style:font-name-complex="Segoe UI" fo:font-weight="bold" style:font-weight-asian="bold" style:font-weight-complex="bold" fo:color="#242729" fo:font-size="9pt" style:font-size-asian="9pt" style:font-size-complex="9pt"/>
    </style:style>
    <style:style style:name="T386" style:parent-style-name="badgecount" style:family="text">
      <style:text-properties style:font-name="inherit" style:font-name-complex="Segoe UI" fo:color="#242729" fo:font-size="9pt" style:font-size-asian="9pt" style:font-size-complex="9pt"/>
    </style:style>
    <style:style style:name="T387" style:parent-style-name="v-visible-sr" style:family="text">
      <style:text-properties style:font-name="inherit" style:font-name-complex="Segoe UI" fo:color="#242729" fo:font-size="10pt" style:font-size-asian="10pt" style:font-size-complex="10pt"/>
    </style:style>
    <style:style style:name="T388" style:parent-style-name="badgecount" style:family="text">
      <style:text-properties style:font-name="inherit" style:font-name-complex="Segoe UI" fo:color="#242729" fo:font-size="9pt" style:font-size-asian="9pt" style:font-size-complex="9pt"/>
    </style:style>
    <style:style style:name="T389" style:parent-style-name="v-visible-sr" style:family="text">
      <style:text-properties style:font-name="inherit" style:font-name-complex="Segoe UI" fo:color="#242729" fo:font-size="10pt" style:font-size-asian="10pt" style:font-size-complex="10pt"/>
    </style:style>
    <style:style style:name="P390" style:parent-style-name="comment" style:family="paragraph">
      <style:paragraph-properties style:vertical-align="baseline" fo:margin-top="0in" fo:margin-bottom="0in" fo:background-color="#FFFFFF"/>
    </style:style>
    <style:style style:name="T391" style:parent-style-name="warm" style:family="text">
      <style:text-properties style:font-name="inherit" style:font-name-complex="Segoe UI" fo:color="#242729" fo:font-size="10pt" style:font-size-asian="10pt" style:font-size-complex="10pt"/>
    </style:style>
    <style:style style:name="P392" style:parent-style-name="comment" style:family="paragraph">
      <style:paragraph-properties style:vertical-align="baseline" fo:margin-top="0in" fo:margin-bottom="0in" fo:margin-left="0.5in" fo:background-color="#FFFFFF">
        <style:tab-stops/>
      </style:paragraph-properties>
    </style:style>
    <style:style style:name="T393" style:parent-style-name="comment-copy" style:family="text">
      <style:text-properties style:font-name="inherit" style:font-name-complex="Segoe UI" fo:color="#242729" fo:font-size="10pt" style:font-size-asian="10pt" style:font-size-complex="10pt"/>
    </style:style>
    <style:style style:name="T394" style:parent-style-name="DefaultParagraphFont" style:family="text">
      <style:text-properties style:font-name="inherit" style:font-name-complex="Segoe UI" fo:color="#242729" fo:font-size="10pt" style:font-size-asian="10pt" style:font-size-complex="10pt"/>
    </style:style>
    <style:style style:name="T395" style:parent-style-name="Hyperlink" style:family="text">
      <style:text-properties style:font-name="inherit" style:font-name-complex="Segoe UI" fo:font-size="10pt" style:font-size-asian="10pt" style:font-size-complex="10pt"/>
    </style:style>
    <style:style style:name="T396" style:parent-style-name="DefaultParagraphFont" style:family="text">
      <style:text-properties style:font-name="inherit" style:font-name-complex="Segoe UI" fo:color="#242729" fo:font-size="10pt" style:font-size-asian="10pt" style:font-size-complex="10pt"/>
    </style:style>
    <style:style style:name="T397" style:parent-style-name="relativetime-clean" style:family="text">
      <style:text-properties style:font-name="inherit" style:font-name-complex="Segoe UI" fo:color="#0000FF" fo:font-size="10pt" style:font-size-asian="10pt" style:font-size-complex="10pt"/>
    </style:style>
    <style:style style:name="P398" style:parent-style-name="comment" style:family="paragraph">
      <style:paragraph-properties style:vertical-align="baseline" fo:margin-top="0in" fo:margin-bottom="0in" fo:background-color="#FFFFFF"/>
    </style:style>
    <style:style style:name="T399" style:parent-style-name="comment-copy" style:family="text">
      <style:text-properties style:font-name="inherit" style:font-name-complex="Segoe UI" fo:color="#242729" fo:font-size="10pt" style:font-size-asian="10pt" style:font-size-complex="10pt"/>
    </style:style>
    <style:style style:name="T400" style:parent-style-name="DefaultParagraphFont" style:family="text">
      <style:text-properties style:font-name="inherit" style:font-name-complex="Segoe UI" fo:color="#242729" fo:font-size="10pt" style:font-size-asian="10pt" style:font-size-complex="10pt"/>
    </style:style>
    <style:style style:name="T401" style:parent-style-name="Hyperlink" style:family="text">
      <style:text-properties style:font-name="inherit" style:font-name-complex="Segoe UI" fo:font-size="10pt" style:font-size-asian="10pt" style:font-size-complex="10pt"/>
    </style:style>
    <style:style style:name="T402" style:parent-style-name="DefaultParagraphFont" style:family="text">
      <style:text-properties style:font-name="inherit" style:font-name-complex="Segoe UI" fo:color="#242729" fo:font-size="10pt" style:font-size-asian="10pt" style:font-size-complex="10pt"/>
    </style:style>
    <style:style style:name="T403" style:parent-style-name="relativetime-clean" style:family="text">
      <style:text-properties style:font-name="inherit" style:font-name-complex="Segoe UI" fo:color="#0000FF" fo:font-size="10pt" style:font-size-asian="10pt" style:font-size-complex="10pt"/>
    </style:style>
    <style:style style:name="P404" style:parent-style-name="comment" style:family="paragraph">
      <style:paragraph-properties style:vertical-align="baseline" fo:margin-top="0in" fo:margin-bottom="0in" fo:background-color="#FFFFFF"/>
    </style:style>
    <style:style style:name="T405" style:parent-style-name="cool" style:family="text">
      <style:text-properties style:font-name="inherit" style:font-name-complex="Segoe UI" fo:color="#242729" fo:font-size="10pt" style:font-size-asian="10pt" style:font-size-complex="10pt"/>
    </style:style>
    <style:style style:name="P406" style:parent-style-name="comment" style:family="paragraph">
      <style:paragraph-properties style:vertical-align="baseline" fo:margin-top="0in" fo:margin-bottom="0in" fo:margin-left="0.5in" fo:background-color="#FFFFFF">
        <style:tab-stops/>
      </style:paragraph-properties>
    </style:style>
    <style:style style:name="T407" style:parent-style-name="comment-copy" style:family="text">
      <style:text-properties style:font-name="inherit" style:font-name-complex="Segoe UI" fo:color="#242729" fo:font-size="10pt" style:font-size-asian="10pt" style:font-size-complex="10pt"/>
    </style:style>
    <style:style style:name="T408" style:parent-style-name="Hyperlink" style:family="text">
      <style:text-properties style:font-name="inherit" style:font-name-complex="Segoe UI" fo:font-size="10pt" style:font-size-asian="10pt" style:font-size-complex="10pt"/>
    </style:style>
    <style:style style:name="T409" style:parent-style-name="comment-copy" style:family="text">
      <style:text-properties style:font-name="inherit" style:font-name-complex="Segoe UI" fo:color="#242729" fo:font-size="10pt" style:font-size-asian="10pt" style:font-size-complex="10pt"/>
    </style:style>
    <style:style style:name="T410" style:parent-style-name="Hyperlink" style:family="text">
      <style:text-properties style:font-name="inherit" style:font-name-complex="Segoe UI" fo:font-size="10pt" style:font-size-asian="10pt" style:font-size-complex="10pt"/>
    </style:style>
    <style:style style:name="T411" style:parent-style-name="comment-copy" style:family="text">
      <style:text-properties style:font-name="inherit" style:font-name-complex="Segoe UI" fo:color="#242729" fo:font-size="10pt" style:font-size-asian="10pt" style:font-size-complex="10pt"/>
    </style:style>
    <style:style style:name="T412" style:parent-style-name="DefaultParagraphFont" style:family="text">
      <style:text-properties style:font-name="inherit" style:font-name-complex="Segoe UI" fo:color="#242729" fo:font-size="10pt" style:font-size-asian="10pt" style:font-size-complex="10pt"/>
    </style:style>
    <style:style style:name="T413" style:parent-style-name="comment-user" style:family="text">
      <style:text-properties style:font-name="inherit" style:font-name-complex="Segoe UI" fo:color="#242729" fo:font-size="10pt" style:font-size-asian="10pt" style:font-size-complex="10pt"/>
    </style:style>
    <style:style style:name="T414" style:parent-style-name="DefaultParagraphFont" style:family="text">
      <style:text-properties style:font-name="inherit" style:font-name-complex="Segoe UI" fo:color="#242729" fo:font-size="10pt" style:font-size-asian="10pt" style:font-size-complex="10pt"/>
    </style:style>
    <style:style style:name="T415" style:parent-style-name="relativetime-clean" style:family="text">
      <style:text-properties style:font-name="inherit" style:font-name-complex="Segoe UI" fo:color="#0000FF" fo:font-size="10pt" style:font-size-asian="10pt" style:font-size-complex="10pt"/>
    </style:style>
    <style:style style:name="P416" style:parent-style-name="comment" style:family="paragraph">
      <style:paragraph-properties style:vertical-align="baseline" fo:margin-top="0in" fo:margin-bottom="0in" fo:background-color="#FFFFFF"/>
    </style:style>
    <style:style style:name="T417" style:parent-style-name="comment-copy" style:family="text">
      <style:text-properties style:font-name="inherit" style:font-name-complex="Segoe UI" fo:color="#242729" fo:font-size="10pt" style:font-size-asian="10pt" style:font-size-complex="10pt"/>
    </style:style>
    <style:style style:name="T418" style:parent-style-name="DefaultParagraphFont" style:family="text">
      <style:text-properties style:font-name="inherit" style:font-name-complex="Segoe UI" fo:color="#242729" fo:font-size="10pt" style:font-size-asian="10pt" style:font-size-complex="10pt"/>
    </style:style>
    <style:style style:name="T419" style:parent-style-name="Hyperlink" style:family="text">
      <style:text-properties style:font-name="inherit" style:font-name-complex="Segoe UI" fo:font-size="10pt" style:font-size-asian="10pt" style:font-size-complex="10pt"/>
    </style:style>
    <style:style style:name="T420" style:parent-style-name="DefaultParagraphFont" style:family="text">
      <style:text-properties style:font-name="inherit" style:font-name-complex="Segoe UI" fo:color="#242729" fo:font-size="10pt" style:font-size-asian="10pt" style:font-size-complex="10pt"/>
    </style:style>
    <style:style style:name="T421" style:parent-style-name="relativetime-clean" style:family="text">
      <style:text-properties style:font-name="inherit" style:font-name-complex="Segoe UI" fo:color="#0000FF" fo:font-size="10pt" style:font-size-asian="10pt" style:font-size-complex="10pt"/>
    </style:style>
    <style:style style:name="P422" style:parent-style-name="comment" style:family="paragraph">
      <style:paragraph-properties style:vertical-align="baseline" fo:margin-top="0in" fo:margin-bottom="0in" fo:background-color="#FFFFFF"/>
    </style:style>
    <style:style style:name="T423" style:parent-style-name="comment-copy" style:family="text">
      <style:text-properties style:font-name="inherit" style:font-name-complex="Segoe UI" fo:color="#242729" fo:font-size="10pt" style:font-size-asian="10pt" style:font-size-complex="10pt"/>
    </style:style>
    <style:style style:name="T424" style:parent-style-name="Hyperlink" style:family="text">
      <style:text-properties style:font-name="inherit" style:font-name-complex="Segoe UI" fo:font-size="10pt" style:font-size-asian="10pt" style:font-size-complex="10pt"/>
    </style:style>
    <style:style style:name="T425" style:parent-style-name="comment-copy" style:family="text">
      <style:text-properties style:font-name="inherit" style:font-name-complex="Segoe UI" fo:color="#242729" fo:font-size="10pt" style:font-size-asian="10pt" style:font-size-complex="10pt"/>
    </style:style>
    <style:style style:name="T426" style:parent-style-name="Hyperlink" style:family="text">
      <style:text-properties style:font-name="inherit" style:font-name-complex="Segoe UI" fo:font-size="10pt" style:font-size-asian="10pt" style:font-size-complex="10pt"/>
    </style:style>
    <style:style style:name="T427" style:parent-style-name="comment-copy" style:family="text">
      <style:text-properties style:font-name="inherit" style:font-name-complex="Segoe UI" fo:color="#242729" fo:font-size="10pt" style:font-size-asian="10pt" style:font-size-complex="10pt"/>
    </style:style>
    <style:style style:name="T428" style:parent-style-name="DefaultParagraphFont" style:family="text">
      <style:text-properties style:font-name="inherit" style:font-name-complex="Segoe UI" fo:color="#242729" fo:font-size="10pt" style:font-size-asian="10pt" style:font-size-complex="10pt"/>
    </style:style>
    <style:style style:name="T429" style:parent-style-name="comment-user" style:family="text">
      <style:text-properties style:font-name="inherit" style:font-name-complex="Segoe UI" fo:color="#242729" fo:font-size="10pt" style:font-size-asian="10pt" style:font-size-complex="10pt"/>
    </style:style>
    <style:style style:name="T430" style:parent-style-name="DefaultParagraphFont" style:family="text">
      <style:text-properties style:font-name="inherit" style:font-name-complex="Segoe UI" fo:color="#242729" fo:font-size="10pt" style:font-size-asian="10pt" style:font-size-complex="10pt"/>
    </style:style>
    <style:style style:name="T431" style:parent-style-name="relativetime-clean" style:family="text">
      <style:text-properties style:font-name="inherit" style:font-name-complex="Segoe UI" fo:color="#0000FF" fo:font-size="10pt" style:font-size-asian="10pt" style:font-size-complex="10pt"/>
    </style:style>
    <style:style style:name="P432" style:parent-style-name="Normal" style:family="paragraph">
      <style:paragraph-properties style:vertical-align="baseline" fo:background-color="#FFFFFF"/>
    </style:style>
    <style:style style:name="T433" style:parent-style-name="Hyperlink" style:family="text">
      <style:text-properties style:font-name="inherit" style:font-name-complex="Segoe UI" fo:font-size="10pt" style:font-size-asian="10pt" style:font-size-complex="10pt"/>
    </style:style>
    <style:style style:name="T434" style:parent-style-name="Hyperlink" style:family="text">
      <style:text-properties style:font-name="inherit" style:font-name-complex="Segoe UI" fo:font-weight="bold" style:font-weight-asian="bold" style:font-weight-complex="bold" fo:font-size="10pt" style:font-size-asian="10pt" style:font-size-complex="10pt"/>
    </style:style>
    <style:style style:name="T435" style:parent-style-name="Hyperlink" style:family="text">
      <style:text-properties style:font-name="inherit" style:font-name-complex="Segoe UI" fo:font-size="10pt" style:font-size-asian="10pt" style:font-size-complex="10pt"/>
    </style:style>
    <style:style style:name="P436" style:parent-style-name="Normal" style:family="paragraph">
      <style:paragraph-properties style:vertical-align="baseline" fo:background-color="#FFFFFF"/>
      <style:text-properties style:font-name="inherit" style:font-name-complex="Segoe UI" fo:color="#242729" fo:font-size="10pt" style:font-size-asian="10pt" style:font-size-complex="10pt"/>
    </style:style>
    <style:style style:name="P437" style:parent-style-name="NormalWeb" style:family="paragraph">
      <style:paragraph-properties style:vertical-align="baseline" fo:margin-top="0in" fo:margin-bottom="0in" fo:background-color="#FFFFFF"/>
    </style:style>
    <style:style style:name="T438" style:parent-style-name="DefaultParagraphFont" style:family="text">
      <style:text-properties style:font-name="inherit" style:font-name-complex="Segoe UI" fo:color="#242729" fo:font-size="11.5pt" style:font-size-asian="11.5pt" style:font-size-complex="11.5pt"/>
    </style:style>
    <style:style style:name="T439" style:parent-style-name="Hyperlink" style:family="text">
      <style:text-properties style:font-name="inherit" style:font-name-complex="Segoe UI" fo:font-size="11.5pt" style:font-size-asian="11.5pt" style:font-size-complex="11.5pt"/>
    </style:style>
    <style:style style:name="T440" style:parent-style-name="DefaultParagraphFont" style:family="text">
      <style:text-properties style:font-name="inherit" style:font-name-complex="Segoe UI" fo:color="#242729" fo:font-size="11.5pt" style:font-size-asian="11.5pt" style:font-size-complex="11.5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a xlink:href="https://softwareengineering.stackexchange.com/questions/165543/how-to-write-a-very-basic-compiler" office:target-frame-name="_top" xlink:show="replace"><text:span text:style-name="Hyperlink">https://softwareengineering.stackexchange.com/questions/165543/how-to-write-a-very-basic-compiler</text:span></text:a></text:p>
      <text:p text:style-name="Normal"/>
      <text:h text:style-name="P2" text:outline-level="1"><text:a xlink:href="https://softwareengineering.stackexchange.com/questions/165543/how-to-write-a-very-basic-compiler" office:target-frame-name="_top" xlink:show="replace"><text:span text:style-name="T3">How to write a very basic compiler</text:span></text:a></text:h>
      <text:p text:style-name="P4"><text:a xlink:href="https://softwareengineering.stackexchange.com/questions/ask" office:target-frame-name="_top" xlink:show="replace"><text:span text:style-name="T5">Ask Question</text:span></text:a></text:p>
      <text:p text:style-name="P6"><text:span text:style-name="T7">Asked</text:span><text:span text:style-name="T8"> 8 years, 11 months ago</text:span></text:p>
      <text:p text:style-name="P9"><text:span text:style-name="T10">Active</text:span><text:span text:style-name="T11"> </text:span><text:a office:title="2020-07-14 04:45:48Z" xlink:href="https://softwareengineering.stackexchange.com/questions/165543/how-to-write-a-very-basic-compiler?lastactivity" office:target-frame-name="_top" xlink:show="replace"><text:span text:style-name="T12">1 year, 1 month ago</text:span></text:a></text:p>
      <text:p text:style-name="P13"><text:span text:style-name="T14">Viewed</text:span><text:span text:style-name="T15"> 334k times</text:span></text:p>
      <text:p text:style-name="P16">260</text:p>
      <text:p text:style-name="P17">330</text:p>
      <text:p text:style-name="P18"><text:span text:style-name="T19">Advanced compilers like </text:span><text:span text:style-name="T20">gcc</text:span><text:span text:style-name="T21"> compile codes into machine readable files according to the language in which the code has been written (e.g. C, C++, etc). In fact, they interpret the meaning of each codes according to library and functions of the corresponding languages. Correct me if I'm wrong.</text:span></text:p>
      <text:p text:style-name="P22">I wish to better understand compilers by writing a very basic compiler (probably in C) to compile a static file (e.g. Hello World in a text file). I tried some tutorials and books, but all of them are for practical cases. They deal with compiling dynamic codes with meanings connected with the corresponding language.</text:p>
      <text:p text:style-name="P23">How can I write a basic compiler to convert a static text into a machine readable file?</text:p>
      <text:p text:style-name="P24">The next step will be introducing variables into the compiler; imagine that we want to write a compiler which compile only some functions of a language.</text:p>
      <text:p text:style-name="P25">Introducing practical tutorials and resources is highly appreciated :-)</text:p>
      <text:p text:style-name="P26"><text:a office:title="show questions tagged 'c'" xlink:href="https://softwareengineering.stackexchange.com/questions/tagged/c" office:target-frame-name="_top" xlink:show="replace"><text:span text:style-name="T27">c</text:span></text:a><text:a xlink:href="https://softwareengineering.stackexchange.com/questions/tagged/compiler" office:target-frame-name="_top" xlink:show="replace"><text:span text:style-name="T28">compiler</text:span></text:a><text:a office:title="show questions tagged 'compilation'" xlink:href="https://softwareengineering.stackexchange.com/questions/tagged/compilation" office:target-frame-name="_top" xlink:show="replace"><text:span text:style-name="T29">compilation</text:span></text:a><text:a office:title="show questions tagged 'gcc'" xlink:href="https://softwareengineering.stackexchange.com/questions/tagged/gcc" office:target-frame-name="_top" xlink:show="replace"><text:span text:style-name="T30">gcc</text:span></text:a></text:p>
      <text:p text:style-name="P31"><text:a office:title="Short permalink to this question" xlink:href="https://softwareengineering.stackexchange.com/q/165543" office:target-frame-name="_top" xlink:show="replace"><text:span text:style-name="T32">Share</text:span></text:a></text:p>
      <text:p text:style-name="P33"><text:a xlink:href="https://softwareengineering.stackexchange.com/posts/165543/edit" office:target-frame-name="_top" xlink:show="replace"><text:span text:style-name="T34">Improve this question</text:span></text:a></text:p>
      <text:p text:style-name="P35">Follow</text:p>
      <text:p text:style-name="P36"><text:a office:title="show all edits to this post" xlink:href="https://softwareengineering.stackexchange.com/posts/165543/revisions" office:target-frame-name="_top" xlink:show="replace"><text:span text:style-name="T37">edited </text:span><text:span text:style-name="T38">Feb 28 '14 at 21:57</text:span></text:a></text:p>
      <text:p text:style-name="P39">user28988</text:p>
      <text:p text:style-name="P40"><text:span text:style-name="T41">asked </text:span><text:span text:style-name="T42">Sep 20 '12 at 15:53</text:span></text:p>
      <text:p text:style-name="P43"><text:a xlink:href="https://softwareengineering.stackexchange.com/users/36782/googlebot" office:target-frame-name="_top" xlink:show="replace"/></text:p>
      <text:p text:style-name="P44"><text:span text:style-name="T45"><draw:frame draw:style-name="a0" draw:name="Picture 6" text:anchor-type="as-char" svg:x="0in" svg:y="0in" svg:width="0.33333in" svg:height="0.33333in" style:rel-width="scale" style:rel-height="scale"><draw:image xlink:href="media/image1.jpeg" xlink:type="simple" xlink:show="embed" xlink:actuate="onLoad"/><svg:title/><svg:desc/></draw:frame></text:span></text:p>
      <text:p text:style-name="P46"/>
      <text:p text:style-name="P47"><text:a xlink:href="https://softwareengineering.stackexchange.com/users/36782/googlebot" office:target-frame-name="_top" xlink:show="replace"><text:span text:style-name="T48">Googlebot</text:span></text:a></text:p>
      <text:soft-page-break/>
      <text:p text:style-name="P49"><text:span text:style-name="T50">2,927</text:span><text:span text:style-name="T51">5</text:span><text:span text:style-name="T52">5 gold badges</text:span><text:span text:style-name="T53">17</text:span><text:span text:style-name="T54">17 silver badges</text:span><text:span text:style-name="T55">14</text:span><text:span text:style-name="T56">14 bronze badges</text:span></text:p>
      <text:list text:style-name="LFO1" text:continue-numbering="true">
        <text:list-item>
          <text:p text:style-name="P57"><text:span text:style-name="T58">6</text:span></text:p>
        </text:list-item>
      </text:list>
      <text:p text:style-name="P59"><text:span text:style-name="T60">Did you see </text:span><text:a office:title="best online resources to learn about compilers" xlink:href="http://programmers.stackexchange.com/questions/66485/best-online-resources-to-learn-about-compilers" office:target-frame-name="_top" xlink:show="replace"><text:span text:style-name="T61">programmers.stackexchange.com/questions/66485/…</text:span></text:a><text:span text:style-name="T62"> and </text:span><text:a office:title="what would be the best way to learn about compilers and executable formats" xlink:href="http://programmers.stackexchange.com/questions/138089/what-would-be-the-best-way-to-learn-about-compilers-and-executable-formats" office:target-frame-name="_top" xlink:show="replace"><text:span text:style-name="T63">programmers.stackexchange.com/questions/138089/…</text:span></text:a><text:span text:style-name="T64"> – </text:span><text:a office:title="2,007 reputation" xlink:href="https://softwareengineering.stackexchange.com/users/22069/mat" office:target-frame-name="_top" xlink:show="replace"><text:span text:style-name="T65">Mat</text:span></text:a><text:span text:style-name="T66"> </text:span><text:a xlink:href="https://softwareengineering.stackexchange.com/questions/165543/how-to-write-a-very-basic-compiler#comment318346_165543" office:target-frame-name="_top" xlink:show="replace"><text:span text:style-name="T67">Sep 20 '12 at 16:06</text:span></text:a></text:p>
      <text:list text:style-name="LFO1" text:continue-numbering="true">
        <text:list-item>
          <text:p text:style-name="P68"><text:span text:style-name="T69">Have you tried lex/flex and yacc/bison?</text:span><text:span text:style-name="T70"> – </text:span><text:a office:title="15,312 reputation" xlink:href="https://softwareengineering.stackexchange.com/users/1033/mouviciel" office:target-frame-name="_top" xlink:show="replace"><text:span text:style-name="T71">mouviciel</text:span></text:a><text:span text:style-name="T72"> </text:span><text:a xlink:href="https://softwareengineering.stackexchange.com/questions/165543/how-to-write-a-very-basic-compiler#comment318391_165543" office:target-frame-name="_top" xlink:show="replace"><text:span text:style-name="T73">Sep 20 '12 at 18:51</text:span></text:a></text:p>
        </text:list-item>
        <text:list-item>
          <text:p text:style-name="P74"><text:span text:style-name="T75">19</text:span></text:p>
        </text:list-item>
      </text:list>
      <text:p text:style-name="P76"><text:span text:style-name="T77">@mouviciel: That's not a good way to learn about building a compiler. Those tools do a significant amount of the hard work for you, so you never actually do it and learn how it's done.</text:span><text:span text:style-name="T78"> – </text:span><text:a office:title="80,640 reputation" xlink:href="https://softwareengineering.stackexchange.com/users/935/mason-wheeler" office:target-frame-name="_top" xlink:show="replace"><text:span text:style-name="T79">Mason Wheeler</text:span></text:a><text:span text:style-name="T80"> </text:span><text:a xlink:href="https://softwareengineering.stackexchange.com/questions/165543/how-to-write-a-very-basic-compiler#comment318430_165543" office:target-frame-name="_top" xlink:show="replace"><text:span text:style-name="T81">Sep 20 '12 at 22:04</text:span></text:a><text:span text:style-name="T82"> </text:span></text:p>
      <text:list text:style-name="LFO1" text:continue-numbering="true">
        <text:list-item>
          <text:p text:style-name="P83"><text:span text:style-name="T84">19</text:span></text:p>
        </text:list-item>
      </text:list>
      <text:p text:style-name="P85"><text:span text:style-name="T86">@Mat interestingly, first of your links gives 404, while the second is now marked as duplicate of </text:span><text:span text:style-name="T87">this</text:span><text:span text:style-name="T88"> question.</text:span><text:span text:style-name="T89"> – </text:span><text:a office:title="103 reputation" xlink:href="https://softwareengineering.stackexchange.com/users/102033/ruslan" office:target-frame-name="_top" xlink:show="replace"><text:span text:style-name="T90">Ruslan</text:span></text:a><text:span text:style-name="T91"> </text:span><text:a xlink:href="https://softwareengineering.stackexchange.com/questions/165543/how-to-write-a-very-basic-compiler#comment651602_165543" office:target-frame-name="_top" xlink:show="replace"><text:span text:style-name="T92">Feb 10 '16 at 9:10</text:span></text:a><text:span text:style-name="T93"> </text:span></text:p>
      <text:list text:style-name="LFO1" text:continue-numbering="true">
        <text:list-item>
          <text:p text:style-name="P94"><text:span text:style-name="T95">Too old answers. New approach - </text:span><text:a xlink:href="https://tomassetti.me/why-you-should-not-use-flex-yacc-and-bison/" office:target-frame-name="_top" xlink:show="replace"><text:span text:style-name="T96">tomassetti.me/why-you-should-not-use-flex-yacc-and-bison</text:span></text:a><text:span text:style-name="T97"> – </text:span><text:a office:title="135 reputation" xlink:href="https://softwareengineering.stackexchange.com/users/179496/t-todua" office:target-frame-name="_top" xlink:show="replace"><text:span text:style-name="T98">T.Todua</text:span></text:a><text:span text:style-name="T99"> </text:span><text:a xlink:href="https://softwareengineering.stackexchange.com/questions/165543/how-to-write-a-very-basic-compiler#comment924876_165543" office:target-frame-name="_top" xlink:show="replace"><text:span text:style-name="T100">Dec 20 '20 at 15:51</text:span></text:a><text:span text:style-name="T101"> </text:span></text:p>
        </text:list-item>
      </text:list>
      <text:p text:style-name="P102"><text:a office:title="Use comments to ask for more information or suggest improvements. Avoid answering questions in comments." xlink:href="https://softwareengineering.stackexchange.com/questions/165543/how-to-write-a-very-basic-compiler" office:target-frame-name="_top" xlink:show="replace"><text:span text:style-name="T103">Add a comment</text:span></text:a></text:p>
      <text:h text:style-name="P104" text:outline-level="2"><text:bookmark-start text:name="tab-top"/><text:bookmark-end text:name="tab-top"/>5 Answers</text:h>
      <text:p text:style-name="P105"><text:a office:title="Answers with the latest activity first" xlink:href="https://softwareengineering.stackexchange.com/questions/165543/how-to-write-a-very-basic-compiler?answertab=active#tab-top" office:target-frame-name="_top" xlink:show="replace"><text:span text:style-name="T106">Active</text:span></text:a><text:a office:title="Answers in the order they were provided" xlink:href="https://softwareengineering.stackexchange.com/questions/165543/how-to-write-a-very-basic-compiler?answertab=oldest#tab-top" office:target-frame-name="_top" xlink:show="replace"><text:span text:style-name="T107">Oldest</text:span></text:a><text:a office:title="Answers with the highest score first" xlink:href="https://softwareengineering.stackexchange.com/questions/165543/how-to-write-a-very-basic-compiler?answertab=votes#tab-top" office:target-frame-name="_top" xlink:show="replace"><text:span text:style-name="T108">Votes</text:span></text:a></text:p>
      <text:p text:style-name="P109"><text:bookmark-start text:name="165558"/><text:bookmark-end text:name="165558"/>382</text:p>
      <text:h text:style-name="P110" text:outline-level="2">Intro</text:h>
      <text:p text:style-name="P111">A typical compiler does the following steps:</text:p>
      <text:list text:style-name="LFO2" text:continue-numbering="true">
        <text:list-item>
          <text:p text:style-name="P112">Parsing: the source text is converted to an abstract syntax tree (AST).</text:p>
        </text:list-item>
        <text:list-item>
          <text:p text:style-name="P113">Resolution of references to other modules (C postpones this step till linking).</text:p>
        </text:list-item>
        <text:list-item>
          <text:p text:style-name="P114">Semantic validation: weeding out syntactically correct statements that make no sense, e.g. unreachable code or duplicate declarations.</text:p>
        </text:list-item>
        <text:list-item>
          <text:p text:style-name="P115"><text:span text:style-name="T116">Equivalent transformations and high-level optimization: the AST is transformed to represent a more efficient computation with the same semantics. This includes e.g. early calculation of common subexpressions and constant expressions, eliminating excessive local assignments (see also </text:span><text:a xlink:href="https://en.wikipedia.org/wiki/Static_single_assignment_form" office:target-frame-name="_top" xlink:show="replace"><text:span text:style-name="T117">SSA</text:span></text:a><text:span text:style-name="T118">), etc.</text:span></text:p>
        </text:list-item>
        <text:list-item>
          <text:p text:style-name="P119">Code generation: the AST is transformed into linear low-level code, with jumps, register allocation and the like. Some function calls can be inlined at this stage, some loops unrolled, etc.</text:p>
        </text:list-item>
        <text:list-item>
          <text:p text:style-name="P120">Peephole optimization: the low-level code is scanned for simple local inefficiencies which are eliminated.</text:p>
        </text:list-item>
      </text:list>
      <text:p text:style-name="P121">Most modern compilers (for instance, gcc and clang) repeat the last two steps once more. They use an intermediate low-level but platform-independent language for initial code generation. Then that language is converted into platform-specific code (x86, ARM, etc) doing roughly the same thing in a platform-optimized way. This includes e.g. the use of vector instructions when possible, instruction reordering to increase branch prediction efficiency, and so on.</text:p>
      <text:p text:style-name="P122">After that, object code is ready for linking. Most native-code compilers know how to call a linker to produce an executable, but it's not a compilation step per se. In languages like Java and C# linking may be totally dynamic, done by the VM at load time.</text:p>
      <text:soft-page-break/>
      <text:h text:style-name="P123" text:outline-level="2">Remember the basics</text:h>
      <text:list text:style-name="LFO3" text:continue-numbering="true">
        <text:list-item>
          <text:p text:style-name="P124">Make it work</text:p>
        </text:list-item>
        <text:list-item>
          <text:p text:style-name="P125">Make it beautiful</text:p>
        </text:list-item>
        <text:list-item>
          <text:p text:style-name="P126">Make it efficient</text:p>
        </text:list-item>
      </text:list>
      <text:p text:style-name="P127">This classic sequence applies to all software development, but bears repetition.</text:p>
      <text:p text:style-name="P128">Concentrate on the first step of the sequence. Create the simplest thing that could possibly work.</text:p>
      <text:h text:style-name="P129" text:outline-level="2">Read the books!</text:h>
      <text:p text:style-name="P130"><text:span text:style-name="T131">Read the </text:span><text:a xlink:href="https://rads.stackoverflow.com/amzn/click/com/0321486811" office:target-frame-name="_top" xlink:show="replace"><text:span text:style-name="T132">Dragon Book</text:span></text:a><text:span text:style-name="T133"> by Aho and Ullman. This is classic and is still quite applicable today.</text:span></text:p>
      <text:p text:style-name="P134"><text:a xlink:href="https://rads.stackoverflow.com/amzn/click/com/0471976970" office:target-frame-name="_top" xlink:show="replace"><text:span text:style-name="T135">Modern Compiler Design</text:span></text:a><text:span text:style-name="T136"> is also praised.</text:span></text:p>
      <text:p text:style-name="P137">If this stuff is too hard for you right now, read some intros on parsing first; usually parsing libraries include intros and examples.</text:p>
      <text:p text:style-name="P138">Make sure you're comfortable working with graphs, especially trees. These things is the stuff programs are made of on the logical level.</text:p>
      <text:h text:style-name="P139" text:outline-level="2">Define your language well</text:h>
      <text:p text:style-name="P140">Use whatever notation you want, but make sure you have a complete and consistent description of your language. This includes both syntax and semantics.</text:p>
      <text:p text:style-name="P141">It's high time to write snippets of code in your new language as test cases for the future compiler.</text:p>
      <text:h text:style-name="P142" text:outline-level="2">Use your favorite language</text:h>
      <text:p text:style-name="P143">It's totally OK to write a compiler in Python or Ruby or whatever language is easy for you. Use simple algorithms you understand well. The first version does not have to be fast, or efficient, or feature-complete. It only needs to be correct enough and easy to modify.</text:p>
      <text:p text:style-name="P144">It's also OK to write different stages of a compiler in different languages, if needed.</text:p>
      <text:h text:style-name="P145" text:outline-level="3">Prepare to write a lot of tests</text:h>
      <text:p text:style-name="P146"><text:span text:style-name="T147">Your entire language should be covered by test cases; effectively it will be </text:span><text:span text:style-name="T148">defined</text:span><text:span text:style-name="T149"> by them. Get well-acquainted with your preferred testing framework. Write tests from day one. Concentrate on 'positive' tests that accept correct code, as opposed to detection of incorrect code.</text:span></text:p>
      <text:p text:style-name="P150">Run all the tests regularly. Fix broken tests before proceeding. It would be a shame to end up with an ill-defined language that cannot accept valid code.</text:p>
      <text:soft-page-break/>
      <text:h text:style-name="P151" text:outline-level="2">Create a good parser</text:h>
      <text:p text:style-name="P152"><text:a xlink:href="http://en.wikipedia.org/wiki/Comparison_of_parser_generators" office:target-frame-name="_top" xlink:show="replace"><text:span text:style-name="T153">Parser generators are many</text:span></text:a><text:span text:style-name="T154">. Pick whatever you want. You may also write your own parser from scratch, but it only worth it if syntax of your language is </text:span><text:span text:style-name="T155">dead</text:span><text:span text:style-name="T156"> simple.</text:span></text:p>
      <text:p text:style-name="P157">The parser should detect and report syntax errors. Write a lot of test cases, both positive and negative; reuse the code you wrote while defining the language.</text:p>
      <text:p text:style-name="P158">Output of your parser is an abstract syntax tree.</text:p>
      <text:p text:style-name="P159">If your language has modules, the output of the parser may be the simplest representation of 'object code' you generate. There are plenty of simple ways to dump a tree to a file and to quickly load it back.</text:p>
      <text:h text:style-name="P160" text:outline-level="2">Create a semantic validator</text:h>
      <text:p text:style-name="P161">Most probably your language allows for syntactically correct constructions that may make no sense in certain contexts. An example is a duplicate declaration of the same variable or passing a parameter of a wrong type. The validator will detect such errors looking at the tree.</text:p>
      <text:p text:style-name="P162">The validator will also resolve references to other modules written in your language, load these other modules and use in the validation process. For instance, this step will make sure that the number of parameters passed to a function from another module is correct.</text:p>
      <text:p text:style-name="P163">Again, write and run a lot of test cases. Trivial cases are as indispensable at troubleshooting as smart and complex.</text:p>
      <text:h text:style-name="P164" text:outline-level="2">Generate code</text:h>
      <text:p text:style-name="P165"><text:span text:style-name="T166">Use the simplest techniques you know. Often it's OK to directly translate a language construct (like an </text:span><text:span text:style-name="T167">if</text:span><text:span text:style-name="T168"> statement) to a lightly-parametrized code template, not unlike an HTML template.</text:span></text:p>
      <text:p text:style-name="P169">Again, ignore efficiency and concentrate on correctness.</text:p>
      <text:h text:style-name="P170" text:outline-level="3">Target a platform-independent low-level VM</text:h>
      <text:p text:style-name="P171">I suppose that you ignore low-level stuff unless you're keenly interested in hardware-specific details. These details are gory and complex.</text:p>
      <text:p text:style-name="P172">Your options:</text:p>
      <text:list text:style-name="LFO4" text:continue-numbering="true">
        <text:list-item>
          <text:p text:style-name="P173">LLVM: allows for efficient machine code generation, usually for x86 and ARM.</text:p>
        </text:list-item>
        <text:list-item>
          <text:p text:style-name="P174">CLR: targets .NET, multiplatform; has a good JIT.</text:p>
        </text:list-item>
        <text:list-item>
          <text:p text:style-name="P175">JVM: targets Java world, quite multiplatform, has a good JIT.</text:p>
        </text:list-item>
      </text:list>
      <text:h text:style-name="P176" text:outline-level="2">Ignore optimization</text:h>
      <text:soft-page-break/>
      <text:p text:style-name="P177">Optimization is hard. Almost always optimization is premature. Generate inefficient but correct code. Implement the whole language before you try to optimize the resulting code.</text:p>
      <text:p text:style-name="P178">Of course, trivial optimizations are OK to introduce. But avoid any cunning, hairy stuff before your compiler is stable.</text:p>
      <text:h text:style-name="P179" text:outline-level="2">So what?</text:h>
      <text:p text:style-name="P180">If all this stuff is not too intimidating for you, please proceed! For a simple language, each of the steps may be simpler than you might think.</text:p>
      <text:p text:style-name="P181">Seeing a 'Hello world' from a program that your compiler created might be worth the effort.</text:p>
      <text:p text:style-name="P182"><text:a office:title="Short permalink to this answer" xlink:href="https://softwareengineering.stackexchange.com/a/165558" office:target-frame-name="_top" xlink:show="replace"><text:span text:style-name="T183">Share</text:span></text:a></text:p>
      <text:p text:style-name="P184"><text:a xlink:href="https://softwareengineering.stackexchange.com/posts/165558/edit" office:target-frame-name="_top" xlink:show="replace"><text:span text:style-name="T185">Improve this answer</text:span></text:a></text:p>
      <text:p text:style-name="P186">Follow</text:p>
      <text:p text:style-name="P187"><text:a office:title="show all edits to this post" xlink:href="https://softwareengineering.stackexchange.com/posts/165558/revisions" office:target-frame-name="_top" xlink:show="replace"><text:span text:style-name="T188">edited </text:span><text:span text:style-name="T189">Jul 14 '20 at 4:45</text:span></text:a></text:p>
      <text:p text:style-name="P190"><text:a xlink:href="https://softwareengineering.stackexchange.com/users/366553/xeuron" office:target-frame-name="_top" xlink:show="replace"/></text:p>
      <text:p text:style-name="P191"><text:span text:style-name="T192"><draw:frame draw:style-name="a1" draw:name="Picture 5" text:anchor-type="as-char" svg:x="0in" svg:y="0in" svg:width="0.33333in" svg:height="0.33333in" style:rel-width="scale" style:rel-height="scale"><draw:image xlink:href="media/image2.png" xlink:type="simple" xlink:show="embed" xlink:actuate="onLoad"/><svg:title/><svg:desc/></draw:frame></text:span></text:p>
      <text:p text:style-name="P193"/>
      <text:p text:style-name="P194"><text:a xlink:href="https://softwareengineering.stackexchange.com/users/366553/xeuron" office:target-frame-name="_top" xlink:show="replace"><text:span text:style-name="T195">Xeuron</text:span></text:a></text:p>
      <text:p text:style-name="P196"><text:span text:style-name="T197">103</text:span><text:span text:style-name="T198">2</text:span><text:span text:style-name="T199">2 bronze badges</text:span></text:p>
      <text:p text:style-name="P200"><text:span text:style-name="T201">answered </text:span><text:span text:style-name="T202">Sep 20 '12 at 17:52</text:span></text:p>
      <text:p text:style-name="P203"><text:a xlink:href="https://softwareengineering.stackexchange.com/users/11732/9000" office:target-frame-name="_top" xlink:show="replace"/></text:p>
      <text:p text:style-name="P204"><text:span text:style-name="T205"><draw:frame draw:style-name="a2" draw:name="Picture 4" text:anchor-type="as-char" svg:x="0in" svg:y="0in" svg:width="0.33333in" svg:height="0.33333in" style:rel-width="scale" style:rel-height="scale"><draw:image xlink:href="media/image3.png" xlink:type="simple" xlink:show="embed" xlink:actuate="onLoad"/><svg:title/><svg:desc/></draw:frame></text:span></text:p>
      <text:p text:style-name="P206"/>
      <text:p text:style-name="P207"><text:a xlink:href="https://softwareengineering.stackexchange.com/users/11732/9000" office:target-frame-name="_top" xlink:show="replace"><text:span text:style-name="T208">9000</text:span></text:a></text:p>
      <text:p text:style-name="P209"><text:span text:style-name="T210">23.4k</text:span><text:span text:style-name="T211">4</text:span><text:span text:style-name="T212">4 gold badges</text:span><text:span text:style-name="T213">49</text:span><text:span text:style-name="T214">49 silver badges</text:span><text:span text:style-name="T215">79</text:span><text:span text:style-name="T216">79 bronze badges</text:span></text:p>
      <text:list text:style-name="LFO5" text:continue-numbering="true">
        <text:list-item>
          <text:p text:style-name="P217"><text:span text:style-name="T218">54</text:span></text:p>
        </text:list-item>
      </text:list>
      <text:p text:style-name="P219"><text:span text:style-name="T220">This is one of the best answers I've seen yet.</text:span><text:span text:style-name="T221"> – </text:span><text:a office:title="2,071 reputation" xlink:href="https://softwareengineering.stackexchange.com/users/5050/gahooa" office:target-frame-name="_top" xlink:show="replace"><text:span text:style-name="T222">gahooa</text:span></text:a><text:span text:style-name="T223"> </text:span><text:a xlink:href="https://softwareengineering.stackexchange.com/questions/165543/how-to-write-a-very-basic-compiler#comment318418_165558" office:target-frame-name="_top" xlink:show="replace"><text:span text:style-name="T224">Sep 20 '12 at 21:12</text:span></text:a></text:p>
      <text:list text:style-name="LFO5" text:continue-numbering="true">
        <text:list-item>
          <text:p text:style-name="P225"><text:span text:style-name="T226">12</text:span></text:p>
        </text:list-item>
      </text:list>
      <text:p text:style-name="P227"><text:span text:style-name="T228">I think you missed a part of the question... The OP wanted to write a </text:span><text:span text:style-name="T229">very basic</text:span><text:span text:style-name="T230"> compiler. I think you go beyond very basic here.</text:span><text:span text:style-name="T231"> – </text:span><text:a office:title="8,473 reputation" xlink:href="https://softwareengineering.stackexchange.com/users/38148/marco-fiset" office:target-frame-name="_top" xlink:show="replace"><text:span text:style-name="T232">marco-fiset</text:span></text:a><text:span text:style-name="T233"> </text:span><text:a xlink:href="https://softwareengineering.stackexchange.com/questions/165543/how-to-write-a-very-basic-compiler#comment318538_165558" office:target-frame-name="_top" xlink:show="replace"><text:span text:style-name="T234">Sep 21 '12 at 12:01</text:span></text:a></text:p>
      <text:list text:style-name="LFO5" text:continue-numbering="true">
        <text:list-item>
          <text:p text:style-name="P235"><text:span text:style-name="T236">25</text:span></text:p>
        </text:list-item>
      </text:list>
      <text:p text:style-name="P237"><text:span text:style-name="T238">@</text:span><text:a xlink:href="http://programmers.stackexchange.com/users/38148/marco-fiset" office:target-frame-name="_top" xlink:show="replace"><text:span text:style-name="T239">marco-fiset</text:span></text:a><text:span text:style-name="T240">, on the contrary, I think it's an outstanding answer that does tell the OP how to do a very basic compiler, while pointing out the traps to avoid and defining more advanced phases.</text:span><text:span text:style-name="T241"> – </text:span><text:a office:title="137 reputation" xlink:href="https://softwareengineering.stackexchange.com/users/25373/smci" office:target-frame-name="_top" xlink:show="replace"><text:span text:style-name="T242">smci</text:span></text:a><text:span text:style-name="T243"> </text:span><text:a xlink:href="https://softwareengineering.stackexchange.com/questions/165543/how-to-write-a-very-basic-compiler#comment364753_165558" office:target-frame-name="_top" xlink:show="replace"><text:span text:style-name="T244">Mar 3 '13 at 22:50</text:span></text:a><text:span text:style-name="T245"> </text:span></text:p>
      <text:list text:style-name="LFO5" text:continue-numbering="true">
        <text:list-item>
          <text:p text:style-name="P246"><text:span text:style-name="T247">6</text:span></text:p>
        </text:list-item>
      </text:list>
      <text:p text:style-name="P248"><text:span text:style-name="T249">This is one of the best answers I have ever seen in the entire Stack Exchange universe. Kudos!</text:span><text:span text:style-name="T250"> – </text:span><text:a office:title="101 reputation" xlink:href="https://softwareengineering.stackexchange.com/users/69628/airstrike" office:target-frame-name="_top" xlink:show="replace"><text:span text:style-name="T251">airstrike</text:span></text:a><text:span text:style-name="T252"> </text:span><text:a xlink:href="https://softwareengineering.stackexchange.com/questions/165543/how-to-write-a-very-basic-compiler#comment637194_165558" office:target-frame-name="_top" xlink:show="replace"><text:span text:style-name="T253">Dec 8 '15 at 21:12</text:span></text:a></text:p>
      <text:list text:style-name="LFO5" text:continue-numbering="true">
        <text:list-item>
          <text:p text:style-name="P254"><text:span text:style-name="T255">4</text:span></text:p>
        </text:list-item>
      </text:list>
      <text:p text:style-name="P256"><text:span text:style-name="T257">Seeing a 'Hello world' from a program that your compiler created might be worth the effort. -- INDEED</text:span><text:span text:style-name="T258"> – </text:span><text:a office:title="101 reputation" xlink:href="https://softwareengineering.stackexchange.com/users/150543/slier" office:target-frame-name="_top" xlink:show="replace"><text:span text:style-name="T259">slier</text:span></text:a><text:span text:style-name="T260"> </text:span><text:a xlink:href="https://softwareengineering.stackexchange.com/questions/165543/how-to-write-a-very-basic-compiler#comment697167_165558" office:target-frame-name="_top" xlink:show="replace"><text:span text:style-name="T261">Aug 11 '16 at 2:56</text:span></text:a></text:p>
      <text:p text:style-name="P262"><text:a office:title="Expand to show all comments on this post" xlink:href="https://softwareengineering.stackexchange.com/questions/165543/how-to-write-a-very-basic-compiler" office:target-frame-name="_top" xlink:show="replace"><text:span text:style-name="T263">Show </text:span><text:span text:style-name="T264">8</text:span><text:span text:style-name="T265"> more comments</text:span></text:a></text:p>
      <text:p text:style-name="P266"><text:bookmark-start text:name="165561"/><text:bookmark-end text:name="165561"/><text:soft-page-break/>34</text:p>
      <text:p text:style-name="P267"><text:span text:style-name="T268">Jack Crenshaw's </text:span><text:a xlink:href="http://www.compilers.iecc.com/crenshaw/" office:target-frame-name="_top" xlink:show="replace"><text:span text:style-name="T269">Let's Build a Compiler</text:span></text:a><text:span text:style-name="T270">, while unfinished, is an eminently readable introduction and tutorial.</text:span></text:p>
      <text:p text:style-name="P271"><text:span text:style-name="T272">Nicklaus Wirth's </text:span><text:a xlink:href="http://rads.stackoverflow.com/amzn/click/0201403536" office:target-frame-name="_top" xlink:show="replace"><text:span text:style-name="T273">Compiler Construction</text:span></text:a><text:span text:style-name="T274"> is a very good textbook on the basics of simple compiler construction. He focuses on top-down recursive descent, which, let's face it, is a LOT easier than lex/yacc or flex/bison. The original PASCAL compiler that his group wrote was done this way.</text:span></text:p>
      <text:p text:style-name="P275">Other people have mentioned the various Dragon books.</text:p>
      <text:p text:style-name="P276"><text:a office:title="Short permalink to this answer" xlink:href="https://softwareengineering.stackexchange.com/a/165561" office:target-frame-name="_top" xlink:show="replace"><text:span text:style-name="T277">Share</text:span></text:a></text:p>
      <text:p text:style-name="P278"><text:a xlink:href="https://softwareengineering.stackexchange.com/posts/165561/edit" office:target-frame-name="_top" xlink:show="replace"><text:span text:style-name="T279">Improve this answer</text:span></text:a></text:p>
      <text:p text:style-name="P280">Follow</text:p>
      <text:p text:style-name="P281"><text:span text:style-name="T282">answered </text:span><text:span text:style-name="T283">Sep 20 '12 at 18:25</text:span></text:p>
      <text:p text:style-name="P284"><text:a xlink:href="https://softwareengineering.stackexchange.com/users/3852/john-r-strohm" office:target-frame-name="_top" xlink:show="replace"/></text:p>
      <text:p text:style-name="P285"><text:span text:style-name="T286"><draw:frame draw:style-name="a3" draw:name="Picture 3" text:anchor-type="as-char" svg:x="0in" svg:y="0in" svg:width="0.33333in" svg:height="0.33333in" style:rel-width="scale" style:rel-height="scale"><draw:image xlink:href="media/image4.png" xlink:type="simple" xlink:show="embed" xlink:actuate="onLoad"/><svg:title/><svg:desc/></draw:frame></text:span></text:p>
      <text:p text:style-name="P287"/>
      <text:p text:style-name="P288"><text:a xlink:href="https://softwareengineering.stackexchange.com/users/3852/john-r-strohm" office:target-frame-name="_top" xlink:show="replace"><text:span text:style-name="T289">John R. Strohm</text:span></text:a></text:p>
      <text:p text:style-name="P290"><text:span text:style-name="T291">17.7k</text:span><text:span text:style-name="T292">5</text:span><text:span text:style-name="T293">5 gold badges</text:span><text:span text:style-name="T294">44</text:span><text:span text:style-name="T295">44 silver badges</text:span><text:span text:style-name="T296">55</text:span><text:span text:style-name="T297">55 bronze badges</text:span></text:p>
      <text:list text:style-name="LFO6" text:continue-numbering="true">
        <text:list-item>
          <text:p text:style-name="P298"><text:span text:style-name="T299">1</text:span></text:p>
        </text:list-item>
      </text:list>
      <text:p text:style-name="P300"><text:span text:style-name="T301">One of the nice things about Pascal, is that everything has to be defined or declared before being used. Therefore it can be compiled in one pass. Turbo Pascal 3.0 is one such example, and there is a lot of documentation about the internals </text:span><text:a xlink:href="http://www.pcengines.ch/tp3.htm" office:target-frame-name="_top" xlink:show="replace"><text:span text:style-name="T302">here</text:span></text:a><text:span text:style-name="T303">.</text:span><text:span text:style-name="T304"> – </text:span><text:a office:title="9,381 reputation" xlink:href="https://softwareengineering.stackexchange.com/users/2509/tcrosley" office:target-frame-name="_top" xlink:show="replace"><text:span text:style-name="T305">tcrosley</text:span></text:a><text:span text:style-name="T306"> </text:span><text:a xlink:href="https://softwareengineering.stackexchange.com/questions/165543/how-to-write-a-very-basic-compiler#comment624750_165561" office:target-frame-name="_top" xlink:show="replace"><text:span text:style-name="T307">Oct 20 '15 at 2:19</text:span></text:a><text:span text:style-name="T308"> </text:span></text:p>
      <text:list text:style-name="LFO6" text:continue-numbering="true">
        <text:list-item>
          <text:p text:style-name="P309"><text:span text:style-name="T310">1</text:span></text:p>
        </text:list-item>
      </text:list>
      <text:p text:style-name="P311"><text:span text:style-name="T312">PASCAL was specifically designed with one-pass compilation and linking in mind. Wirth's compiler book mentions multipass compilers, and adds that he knew of a PL/I compiler that took 70 (yes, seventy) passes.</text:span><text:span text:style-name="T313"> – </text:span><text:a office:title="17,717 reputation" xlink:href="https://softwareengineering.stackexchange.com/users/3852/john-r-strohm" office:target-frame-name="_top" xlink:show="replace"><text:span text:style-name="T314">John R. Strohm</text:span></text:a><text:span text:style-name="T315"> </text:span><text:a xlink:href="https://softwareengineering.stackexchange.com/questions/165543/how-to-write-a-very-basic-compiler#comment624898_165561" office:target-frame-name="_top" xlink:show="replace"><text:span text:style-name="T316">Oct 20 '15 at 16:24</text:span></text:a></text:p>
      <text:list text:style-name="LFO6" text:continue-numbering="true">
        <text:list-item>
          <text:p text:style-name="P317"><text:span text:style-name="T318">Mandatory declaration before use dates back to ALGOL. Tony Hoare got his ears pinned back by the ALGOL committee when he tried to suggest adding default type rules, similar to what FORTRAN had. They already knew about the problems this could create, with typographical errors in names and default rules creating interesting bugs.</text:span><text:span text:style-name="T319"> – </text:span><text:a office:title="17,717 reputation" xlink:href="https://softwareengineering.stackexchange.com/users/3852/john-r-strohm" office:target-frame-name="_top" xlink:show="replace"><text:span text:style-name="T320">John R. Strohm</text:span></text:a><text:span text:style-name="T321"> </text:span><text:a xlink:href="https://softwareengineering.stackexchange.com/questions/165543/how-to-write-a-very-basic-compiler#comment624899_165561" office:target-frame-name="_top" xlink:show="replace"><text:span text:style-name="T322">Oct 20 '15 at 16:25</text:span></text:a><text:span text:style-name="T323"> </text:span></text:p>
        </text:list-item>
        <text:list-item>
          <text:p text:style-name="P324"><text:span text:style-name="T325">2</text:span></text:p>
        </text:list-item>
      </text:list>
      <text:p text:style-name="P326"><text:span text:style-name="T327">Here is a more updated and finished version of the book by the original author himself: </text:span><text:a xlink:href="http://www.stack.nl/~marcov/compiler.pdf" office:target-frame-name="_top" xlink:show="replace"><text:span text:style-name="T328">stack.nl/~marcov/compiler.pdf</text:span></text:a><text:span text:style-name="T329"> Please edit your answer and add this :)</text:span><text:span text:style-name="T330"> – </text:span><text:span text:style-name="T331">user169477</text:span><text:span text:style-name="T332"> </text:span><text:a xlink:href="https://softwareengineering.stackexchange.com/questions/165543/how-to-write-a-very-basic-compiler#comment714689_165561" office:target-frame-name="_top" xlink:show="replace"><text:span text:style-name="T333">Oct 27 '16 at 15:33</text:span></text:a></text:p>
      <text:p text:style-name="P334"><text:a office:title="Use comments to ask for more information or suggest improvements. Avoid comments like “+1” or “thanks”." xlink:href="https://softwareengineering.stackexchange.com/questions/165543/how-to-write-a-very-basic-compiler" office:target-frame-name="_top" xlink:show="replace"><text:span text:style-name="T335">Add a comment</text:span></text:a></text:p>
      <text:p text:style-name="P336"><text:bookmark-start text:name="165550"/><text:bookmark-end text:name="165550"/>16</text:p>
      <text:p text:style-name="P337">If you really want to write machine readable code only and not targeted to a virtual machine, then you will have to read Intel manuals and understand</text:p>
      <text:list text:style-name="LFO7" text:continue-numbering="true">
        <text:list-item>
          <text:p text:style-name="P338">a. Linking and Loading Executable code</text:p>
        </text:list-item>
        <text:list-item>
          <text:p text:style-name="P339">b. COFF and PE formats(for windows), alternatively understand ELF format(for Linux)</text:p>
        </text:list-item>
        <text:list-item>
          <text:p text:style-name="P340">c. Understand .COM file formats(easier than PE)</text:p>
        </text:list-item>
        <text:list-item>
          <text:p text:style-name="P341">d. Understand assemblers</text:p>
        </text:list-item>
        <text:list-item>
          <text:p text:style-name="P342">e. Understand compilers and code generation engine in compilers.</text:p>
        </text:list-item>
      </text:list>
      <text:soft-page-break/>
      <text:p text:style-name="P343">Much harder done than said. I suggest you to read Compilers and Interpreters in C++ as a starting point(By Ronald Mak). Alternatively, "lets build a compiler" by Crenshaw is OK.</text:p>
      <text:p text:style-name="P344">If you don't want to do that, you could as well write your own VM and write a code generator targeted to that VM.</text:p>
      <text:list text:style-name="LFO8" text:continue-numbering="true">
        <text:list-item>
          <text:p text:style-name="P345"><text:span text:style-name="T346">Another starting point: </text:span><text:a xlink:href="http://gnuu.org/2009/09/18/writing-your-own-toy-compiler/" office:target-frame-name="_top" xlink:show="replace"><text:span text:style-name="T347">http://gnuu.org/2009/09/18/writing-your-own-toy-compiler/</text:span></text:a></text:p>
        </text:list-item>
        <text:list-item>
          <text:p text:style-name="P348"><text:span text:style-name="T349">Great Book By Kenneth Louden: </text:span><text:a xlink:href="http://rads.stackoverflow.com/amzn/click/0534939724" office:target-frame-name="_top" xlink:show="replace"><text:span text:style-name="T350">http://www.amazon.com/Compiler-Construction-Principles-Kenneth-Louden/dp/0534939724</text:span></text:a></text:p>
        </text:list-item>
      </text:list>
      <text:p text:style-name="P351">Tips: Learn Flex and Bison FIRST. Then go on to build your own compiler / VM.</text:p>
      <text:p text:style-name="P352">Good Luck!</text:p>
      <text:p text:style-name="P353"><text:a office:title="Short permalink to this answer" xlink:href="https://softwareengineering.stackexchange.com/a/165550" office:target-frame-name="_top" xlink:show="replace"><text:span text:style-name="T354">Share</text:span></text:a></text:p>
      <text:p text:style-name="P355"><text:a xlink:href="https://softwareengineering.stackexchange.com/posts/165550/edit" office:target-frame-name="_top" xlink:show="replace"><text:span text:style-name="T356">Improve this answer</text:span></text:a></text:p>
      <text:p text:style-name="P357">Follow</text:p>
      <text:p text:style-name="P358"><text:a office:title="show all edits to this post" xlink:href="https://softwareengineering.stackexchange.com/posts/165550/revisions" office:target-frame-name="_top" xlink:show="replace"><text:span text:style-name="T359">edited </text:span><text:span text:style-name="T360">Sep 20 '12 at 17:09</text:span></text:a></text:p>
      <text:p text:style-name="P361"><text:a xlink:href="https://softwareengineering.stackexchange.com/users/16764/user16764" office:target-frame-name="_top" xlink:show="replace"/></text:p>
      <text:p text:style-name="P362"><text:span text:style-name="T363"><draw:frame draw:style-name="a4" draw:name="Picture 2" text:anchor-type="as-char" svg:x="0in" svg:y="0in" svg:width="0.33333in" svg:height="0.33333in" style:rel-width="scale" style:rel-height="scale"><draw:image xlink:href="media/image5.png" xlink:type="simple" xlink:show="embed" xlink:actuate="onLoad"/><svg:title/><svg:desc/></draw:frame></text:span></text:p>
      <text:p text:style-name="P364"/>
      <text:p text:style-name="P365"><text:a xlink:href="https://softwareengineering.stackexchange.com/users/16764/user16764" office:target-frame-name="_top" xlink:show="replace"><text:span text:style-name="T366">user16764</text:span></text:a></text:p>
      <text:p text:style-name="P367"><text:span text:style-name="T368">3,543</text:span><text:span text:style-name="T369">1</text:span><text:span text:style-name="T370">1 gold badge</text:span><text:span text:style-name="T371">23</text:span><text:span text:style-name="T372">23 silver badges</text:span><text:span text:style-name="T373">22</text:span><text:span text:style-name="T374">22 bronze badges</text:span></text:p>
      <text:p text:style-name="P375"><text:span text:style-name="T376">answered </text:span><text:span text:style-name="T377">Sep 20 '12 at 16:28</text:span></text:p>
      <text:p text:style-name="P378"><text:a xlink:href="https://softwareengineering.stackexchange.com/users/65615/aniket-inge" office:target-frame-name="_top" xlink:show="replace"/></text:p>
      <text:p text:style-name="P379"><text:span text:style-name="T380"><draw:frame draw:style-name="a5" draw:name="Picture 1" text:anchor-type="as-char" svg:x="0in" svg:y="0in" svg:width="0.33333in" svg:height="0.33333in" style:rel-width="scale" style:rel-height="scale"><draw:image xlink:href="media/image6.jpeg" xlink:type="simple" xlink:show="embed" xlink:actuate="onLoad"/><svg:title/><svg:desc/></draw:frame></text:span></text:p>
      <text:p text:style-name="P381"/>
      <text:p text:style-name="P382"><text:a xlink:href="https://softwareengineering.stackexchange.com/users/65615/aniket-inge" office:target-frame-name="_top" xlink:show="replace"><text:span text:style-name="T383">Aniket Inge</text:span></text:a></text:p>
      <text:p text:style-name="P384"><text:span text:style-name="T385">916</text:span><text:span text:style-name="T386">7</text:span><text:span text:style-name="T387">7 silver badges</text:span><text:span text:style-name="T388">14</text:span><text:span text:style-name="T389">14 bronze badges</text:span></text:p>
      <text:list text:style-name="LFO9" text:continue-numbering="true">
        <text:list-item>
          <text:p text:style-name="P390"><text:span text:style-name="T391">9</text:span></text:p>
        </text:list-item>
      </text:list>
      <text:p text:style-name="P392"><text:span text:style-name="T393">I think targeting LLVM and not real machine code is about the best way available today.</text:span><text:span text:style-name="T394"> – </text:span><text:a office:title="23,434 reputation" xlink:href="https://softwareengineering.stackexchange.com/users/11732/9000" office:target-frame-name="_top" xlink:show="replace"><text:span text:style-name="T395">9000</text:span></text:a><text:span text:style-name="T396"> </text:span><text:a xlink:href="https://softwareengineering.stackexchange.com/questions/165543/how-to-write-a-very-basic-compiler#comment318353_165550" office:target-frame-name="_top" xlink:show="replace"><text:span text:style-name="T397">Sep 20 '12 at 16:38</text:span></text:a></text:p>
      <text:list text:style-name="LFO9" text:continue-numbering="true">
        <text:list-item>
          <text:p text:style-name="P398"><text:span text:style-name="T399">I agree, I have been following LLVM for sometime now and I should say it was one of the best things I had seen in years in terms of programmer effort needed to target it!</text:span><text:span text:style-name="T400"> – </text:span><text:a office:title="916 reputation" xlink:href="https://softwareengineering.stackexchange.com/users/65615/aniket-inge" office:target-frame-name="_top" xlink:show="replace"><text:span text:style-name="T401">Aniket Inge</text:span></text:a><text:span text:style-name="T402"> </text:span><text:a xlink:href="https://softwareengineering.stackexchange.com/questions/165543/how-to-write-a-very-basic-compiler#comment318354_165550" office:target-frame-name="_top" xlink:show="replace"><text:span text:style-name="T403">Sep 20 '12 at 16:40</text:span></text:a></text:p>
        </text:list-item>
        <text:list-item>
          <text:p text:style-name="P404"><text:span text:style-name="T405">2</text:span></text:p>
        </text:list-item>
      </text:list>
      <text:p text:style-name="P406"><text:span text:style-name="T407">What about MIPS and use </text:span><text:a xlink:href="http://pages.cs.wisc.edu/~larus/spim.html" office:target-frame-name="_top" xlink:show="replace"><text:span text:style-name="T408">spim</text:span></text:a><text:span text:style-name="T409"> to run it? Or </text:span><text:a xlink:href="http://www.gnu.org/software/mdk/" office:target-frame-name="_top" xlink:show="replace"><text:span text:style-name="T410">MIX</text:span></text:a><text:span text:style-name="T411">?</text:span><text:span text:style-name="T412"> – </text:span><text:span text:style-name="T413">user40980</text:span><text:span text:style-name="T414"> </text:span><text:a xlink:href="https://softwareengineering.stackexchange.com/questions/165543/how-to-write-a-very-basic-compiler#comment318363_165550" office:target-frame-name="_top" xlink:show="replace"><text:span text:style-name="T415">Sep 20 '12 at 16:57</text:span></text:a></text:p>
      <text:list text:style-name="LFO9" text:continue-numbering="true">
        <text:list-item>
          <text:p text:style-name="P416"><text:span text:style-name="T417">@MichaelT I have not used MIPS but I am sure it will be good.</text:span><text:span text:style-name="T418"> – </text:span><text:a office:title="916 reputation" xlink:href="https://softwareengineering.stackexchange.com/users/65615/aniket-inge" office:target-frame-name="_top" xlink:show="replace"><text:span text:style-name="T419">Aniket Inge</text:span></text:a><text:span text:style-name="T420"> </text:span><text:a xlink:href="https://softwareengineering.stackexchange.com/questions/165543/how-to-write-a-very-basic-compiler#comment318366_165550" office:target-frame-name="_top" xlink:show="replace"><text:span text:style-name="T421">Sep 20 '12 at 17:04</text:span></text:a></text:p>
        </text:list-item>
        <text:list-item>
          <text:p text:style-name="P422"><text:span text:style-name="T423">@PrototypeStark RISC instruction set, real world processor that is still in use today (understanding it will be translatable into embedded systems). The full instruction set is at </text:span><text:a xlink:href="http://en.wikipedia.org/wiki/MIPS_architecture#MIPS_assembly_language" office:target-frame-name="_top" xlink:show="replace"><text:span text:style-name="T424">wikipedia</text:span></text:a><text:span text:style-name="T425">. Looking on the net, there are lots of examples and it is used in many academic classes as a target for machine language programming. There is a bit of activity on it at </text:span><text:a xlink:href="http://stackoverflow.com/questions/tagged/mips" office:target-frame-name="_top" xlink:show="replace"><text:span text:style-name="T426">SO</text:span></text:a><text:span text:style-name="T427">.</text:span><text:span text:style-name="T428"> – </text:span><text:span text:style-name="T429">user40980</text:span><text:span text:style-name="T430"> </text:span><text:a xlink:href="https://softwareengineering.stackexchange.com/questions/165543/how-to-write-a-very-basic-compiler#comment318367_165550" office:target-frame-name="_top" xlink:show="replace"><text:span text:style-name="T431">Sep 20 '12 at 17:15</text:span></text:a></text:p>
        </text:list-item>
      </text:list>
      <text:p text:style-name="P432"><text:a office:title="Expand to show all comments on this post" xlink:href="https://softwareengineering.stackexchange.com/questions/165543/how-to-write-a-very-basic-compiler" office:target-frame-name="_top" xlink:show="replace"><text:span text:style-name="T433">Show </text:span><text:span text:style-name="T434">2</text:span><text:span text:style-name="T435"> more comments</text:span></text:a></text:p>
      <text:p text:style-name="P436"><text:bookmark-start text:name="165556"/><text:bookmark-end text:name="165556"/><text:soft-page-break/>15</text:p>
      <text:p text:style-name="P437"><text:span text:style-name="T438">I'd actually start off with writing a compiler for </text:span><text:a xlink:href="https://en.wikipedia.org/wiki/Brainfuck" office:target-frame-name="_top" xlink:show="replace"><text:span text:style-name="T439">Brainfuck</text:span></text:a><text:span text:style-name="T440">. It's a fairly obtuse language to program in but it only has 8 instructions to implement. It's about as simple as you can possibly get and there are equivalent C instructions out there for the commands involved if you find the syntax off-putting.</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inherit" svg:font-family="inherit" style:font-family-generic="roman" svg:panose-1="0 0 0 0 0 0 0 0 0 0"/>
    <style:font-face style:name="Segoe UI" svg:font-family="Segoe UI" style:font-family-generic="swiss" style:font-pitch="variable" svg:panose-1="2 11 5 2 4 2 4 2 2 3"/>
    <style:font-face style:name="var(--ff-mono)" svg:font-family="var(--ff-mono)"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hr" style:country-asian="HR"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hr" style:country-asian="HR"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hr" style:country-asian="HR"/>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hr" style:country-asian="HR"/>
    </style:style>
    <style:style style:name="fc-light" style:display-name="fc-light"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relativetime" style:display-name="relativetime" style:family="text" style:parent-style-name="DefaultParagraphFont"/>
    <style:style style:name="reputation-score" style:display-name="reputation-score" style:family="text" style:parent-style-name="DefaultParagraphFont"/>
    <style:style style:name="badgecount" style:display-name="badgecount" style:family="text" style:parent-style-name="DefaultParagraphFont"/>
    <style:style style:name="v-visible-sr" style:display-name="v-visible-sr" style:family="text" style:parent-style-name="DefaultParagraphFont"/>
    <style:style style:name="comment" style:display-name="commen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fo:hyphenate="false"/>
    </style:style>
    <style:style style:name="warm" style:display-name="warm" style:family="text" style:parent-style-name="DefaultParagraphFont"/>
    <style:style style:name="comment-copy" style:display-name="comment-copy" style:family="text" style:parent-style-name="DefaultParagraphFont"/>
    <style:style style:name="comment-date" style:display-name="comment-date" style:family="text" style:parent-style-name="DefaultParagraphFont"/>
    <style:style style:name="relativetime-clean" style:display-name="relativetime-clean" style:family="text" style:parent-style-name="DefaultParagraphFont"/>
    <style:style style:name="hot" style:display-name="hot"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supernova" style:display-name="supernova" style:family="text" style:parent-style-name="DefaultParagraphFont"/>
    <style:style style:name="cool" style:display-name="cool" style:family="text" style:parent-style-name="DefaultParagraphFont"/>
    <style:style style:name="comment-user" style:display-name="comment-use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van Gavlik</meta:initial-creator>
    <dc:creator>Ivan Gavlik</dc:creator>
    <meta:creation-date>2021-08-16T19:37:00Z</meta:creation-date>
    <dc:date>2021-08-16T19:38:00Z</dc:date>
    <meta:template xlink:href="Normal" xlink:type="simple"/>
    <meta:editing-cycles>1</meta:editing-cycles>
    <meta:editing-duration>PT60S</meta:editing-duration>
    <meta:document-statistic meta:page-count="8" meta:paragraph-count="46" meta:word-count="3485" meta:character-count="23308" meta:row-count="165" meta:non-whitespace-character-count="19869"/>
  </office:meta>
</office:document-meta>
</file>